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2076in" fo:margin-left="0.0465in" fo:margin-right="4.6708in" table:align="margins"/>
    </style:style>
    <style:style style:name="Table1.A" style:family="table-column">
      <style:table-column-properties style:column-width="0.4257in" style:rel-column-width="12636*"/>
    </style:style>
    <style:style style:name="Table1.B" style:family="table-column">
      <style:table-column-properties style:column-width="0.5944in" style:rel-column-width="17646*"/>
    </style:style>
    <style:style style:name="Table1.C" style:family="table-column">
      <style:table-column-properties style:column-width="0.7604in" style:rel-column-width="22573*"/>
    </style:style>
    <style:style style:name="Table1.D" style:family="table-column">
      <style:table-column-properties style:column-width="0.4271in" style:rel-column-width="126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0.6479in" fo:margin-left="0.0465in" fo:margin-right="6.2306in" table:align="margins"/>
    </style:style>
    <style:style style:name="Table2.A" style:family="table-column">
      <style:table-column-properties style:column-width="0.6479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1.4646in" fo:margin-left="0.0465in" fo:margin-right="5.4139in" table:align="margins"/>
    </style:style>
    <style:style style:name="Table3.A" style:family="table-column">
      <style:table-column-properties style:column-width="0.6479in" style:rel-column-width="28992*"/>
    </style:style>
    <style:style style:name="Table3.B" style:family="table-column">
      <style:table-column-properties style:column-width="0.8167in" style:rel-column-width="3654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db5d" officeooo:paragraph-rsid="0002db5d"/>
    </style:style>
    <style:style style:name="P2" style:family="paragraph" style:parent-style-name="Standard">
      <style:text-properties officeooo:rsid="0002db5d" officeooo:paragraph-rsid="00040358"/>
    </style:style>
    <style:style style:name="P3" style:family="paragraph" style:parent-style-name="Standard">
      <style:text-properties officeooo:rsid="00040358" officeooo:paragraph-rsid="00040358"/>
    </style:style>
    <style:style style:name="P4" style:family="paragraph" style:parent-style-name="Standard">
      <style:text-properties officeooo:rsid="00058476" officeooo:paragraph-rsid="00058476"/>
    </style:style>
    <style:style style:name="P5" style:family="paragraph" style:parent-style-name="Standard">
      <style:text-properties officeooo:rsid="00058476" officeooo:paragraph-rsid="0006999d"/>
    </style:style>
    <style:style style:name="P6" style:family="paragraph" style:parent-style-name="Standard">
      <style:text-properties officeooo:rsid="0006999d" officeooo:paragraph-rsid="00087f46"/>
    </style:style>
    <style:style style:name="P7" style:family="paragraph" style:parent-style-name="Standard">
      <style:text-properties officeooo:rsid="00087f46" officeooo:paragraph-rsid="00087f46"/>
    </style:style>
    <style:style style:name="P8" style:family="paragraph" style:parent-style-name="Standard">
      <style:text-properties officeooo:rsid="00087f46" officeooo:paragraph-rsid="000a6456"/>
    </style:style>
    <style:style style:name="P9" style:family="paragraph" style:parent-style-name="Standard">
      <style:text-properties officeooo:rsid="000a6456" officeooo:paragraph-rsid="000a6456"/>
    </style:style>
    <style:style style:name="P10" style:family="paragraph" style:parent-style-name="Standard">
      <style:text-properties officeooo:rsid="000a6456" officeooo:paragraph-rsid="000dbc05"/>
    </style:style>
    <style:style style:name="P11" style:family="paragraph" style:parent-style-name="Standard">
      <style:text-properties officeooo:rsid="000c54ca" officeooo:paragraph-rsid="000c54ca"/>
    </style:style>
    <style:style style:name="P12" style:family="paragraph" style:parent-style-name="Standard">
      <style:text-properties officeooo:rsid="000dbc05" officeooo:paragraph-rsid="000dbc05"/>
    </style:style>
    <style:style style:name="P13" style:family="paragraph" style:parent-style-name="Standard">
      <style:text-properties officeooo:rsid="000f5940" officeooo:paragraph-rsid="000f5940"/>
    </style:style>
    <style:style style:name="P14" style:family="paragraph" style:parent-style-name="Standard">
      <style:text-properties officeooo:rsid="000f5940" officeooo:paragraph-rsid="00110026"/>
    </style:style>
    <style:style style:name="P15" style:family="paragraph" style:parent-style-name="Standard">
      <style:text-properties officeooo:rsid="00110026" officeooo:paragraph-rsid="00110026"/>
    </style:style>
    <style:style style:name="P16" style:family="paragraph" style:parent-style-name="Standard">
      <style:text-properties officeooo:rsid="00110026" officeooo:paragraph-rsid="0011bf8e"/>
    </style:style>
    <style:style style:name="P17" style:family="paragraph" style:parent-style-name="Standard">
      <style:text-properties officeooo:rsid="0011bf8e" officeooo:paragraph-rsid="0011bf8e"/>
    </style:style>
    <style:style style:name="P18" style:family="paragraph" style:parent-style-name="Standard">
      <style:text-properties officeooo:rsid="0011bf8e" officeooo:paragraph-rsid="00151837"/>
    </style:style>
    <style:style style:name="P19" style:family="paragraph" style:parent-style-name="Standard">
      <style:text-properties officeooo:rsid="00151837" officeooo:paragraph-rsid="00151837"/>
    </style:style>
    <style:style style:name="P20" style:family="paragraph" style:parent-style-name="Standard">
      <style:text-properties officeooo:rsid="0015b451" officeooo:paragraph-rsid="0015b451"/>
    </style:style>
    <style:style style:name="P21" style:family="paragraph" style:parent-style-name="Standard">
      <style:text-properties officeooo:rsid="0016c843" officeooo:paragraph-rsid="0016c843"/>
    </style:style>
    <style:style style:name="P22" style:family="paragraph" style:parent-style-name="Standard">
      <style:text-properties officeooo:rsid="001866f3" officeooo:paragraph-rsid="001866f3"/>
    </style:style>
    <style:style style:name="P23" style:family="paragraph" style:parent-style-name="Standard">
      <style:text-properties officeooo:rsid="001866f3" officeooo:paragraph-rsid="0019a433"/>
    </style:style>
    <style:style style:name="P24" style:family="paragraph" style:parent-style-name="Standard">
      <style:text-properties officeooo:rsid="001b9484" officeooo:paragraph-rsid="001b9484"/>
    </style:style>
    <style:style style:name="P25" style:family="paragraph" style:parent-style-name="Standard">
      <style:text-properties officeooo:rsid="001bef2a" officeooo:paragraph-rsid="001bef2a"/>
    </style:style>
    <style:style style:name="P26" style:family="paragraph" style:parent-style-name="Standard">
      <style:text-properties officeooo:rsid="001d7940" officeooo:paragraph-rsid="001d7940"/>
    </style:style>
    <style:style style:name="P27" style:family="paragraph" style:parent-style-name="Standard">
      <style:text-properties officeooo:rsid="001f0727" officeooo:paragraph-rsid="001f0727"/>
    </style:style>
    <style:style style:name="P28" style:family="paragraph" style:parent-style-name="Standard">
      <style:text-properties officeooo:rsid="001f7f12" officeooo:paragraph-rsid="001f7f12"/>
    </style:style>
    <style:style style:name="P29" style:family="paragraph" style:parent-style-name="Standard">
      <style:text-properties officeooo:rsid="0022de58" officeooo:paragraph-rsid="0022de58"/>
    </style:style>
    <style:style style:name="P30" style:family="paragraph" style:parent-style-name="Standard">
      <style:text-properties officeooo:rsid="00249d11" officeooo:paragraph-rsid="00249d11"/>
    </style:style>
    <style:style style:name="P31" style:family="paragraph" style:parent-style-name="Standard">
      <style:text-properties officeooo:rsid="0025365d" officeooo:paragraph-rsid="0025365d"/>
    </style:style>
    <style:style style:name="P32" style:family="paragraph" style:parent-style-name="Standard">
      <style:text-properties officeooo:rsid="0025eb61" officeooo:paragraph-rsid="0025eb61"/>
    </style:style>
    <style:style style:name="P33" style:family="paragraph" style:parent-style-name="Standard">
      <style:text-properties officeooo:rsid="00267d3d" officeooo:paragraph-rsid="00267d3d"/>
    </style:style>
    <style:style style:name="P34" style:family="paragraph" style:parent-style-name="Standard">
      <style:text-properties officeooo:rsid="00267d3d" officeooo:paragraph-rsid="0026d27e"/>
    </style:style>
    <style:style style:name="P35" style:family="paragraph" style:parent-style-name="Standard">
      <style:text-properties officeooo:rsid="0026d27e" officeooo:paragraph-rsid="0026d27e"/>
    </style:style>
    <style:style style:name="P36" style:family="paragraph" style:parent-style-name="Standard">
      <style:text-properties officeooo:rsid="002782e5" officeooo:paragraph-rsid="002782e5"/>
    </style:style>
    <style:style style:name="P37" style:family="paragraph" style:parent-style-name="Standard">
      <style:text-properties officeooo:rsid="00284586" officeooo:paragraph-rsid="00284586"/>
    </style:style>
    <style:style style:name="P38" style:family="paragraph" style:parent-style-name="Standard">
      <style:text-properties officeooo:rsid="0028ddfa" officeooo:paragraph-rsid="0028ddfa"/>
    </style:style>
    <style:style style:name="P39" style:family="paragraph" style:parent-style-name="Standard">
      <style:text-properties officeooo:rsid="002c9c23" officeooo:paragraph-rsid="002c9c23"/>
    </style:style>
    <style:style style:name="P40" style:family="paragraph" style:parent-style-name="Standard">
      <style:text-properties officeooo:rsid="002cbc72" officeooo:paragraph-rsid="002cbc72"/>
    </style:style>
    <style:style style:name="P41" style:family="paragraph" style:parent-style-name="Standard">
      <style:text-properties officeooo:rsid="002e32dc" officeooo:paragraph-rsid="002e32dc"/>
    </style:style>
    <style:style style:name="P42" style:family="paragraph" style:parent-style-name="Standard">
      <style:text-properties officeooo:rsid="002f2c2c" officeooo:paragraph-rsid="002f2c2c"/>
    </style:style>
    <style:style style:name="P43" style:family="paragraph" style:parent-style-name="Standard">
      <style:text-properties officeooo:rsid="002f8eba" officeooo:paragraph-rsid="002f8eba"/>
    </style:style>
    <style:style style:name="P44" style:family="paragraph" style:parent-style-name="Standard">
      <style:text-properties officeooo:rsid="002ff1b4" officeooo:paragraph-rsid="002ff1b4"/>
    </style:style>
    <style:style style:name="P45" style:family="paragraph" style:parent-style-name="Standard">
      <style:text-properties officeooo:rsid="0031555d" officeooo:paragraph-rsid="0031555d"/>
    </style:style>
    <style:style style:name="P46" style:family="paragraph" style:parent-style-name="Standard">
      <style:text-properties officeooo:rsid="0032676c" officeooo:paragraph-rsid="0032676c"/>
    </style:style>
    <style:style style:name="P47" style:family="paragraph" style:parent-style-name="Standard">
      <style:text-properties officeooo:rsid="0032676c" officeooo:paragraph-rsid="0033f497"/>
    </style:style>
    <style:style style:name="P48" style:family="paragraph" style:parent-style-name="Standard">
      <style:text-properties officeooo:rsid="0033f497" officeooo:paragraph-rsid="0033f497"/>
    </style:style>
    <style:style style:name="P49" style:family="paragraph" style:parent-style-name="Standard">
      <style:text-properties officeooo:rsid="00345210" officeooo:paragraph-rsid="00345210"/>
    </style:style>
    <style:style style:name="P50" style:family="paragraph" style:parent-style-name="Standard">
      <style:text-properties officeooo:rsid="0035b428" officeooo:paragraph-rsid="0035b428"/>
    </style:style>
    <style:style style:name="P51" style:family="paragraph" style:parent-style-name="Standard">
      <style:text-properties officeooo:rsid="0035b428" officeooo:paragraph-rsid="0035ca39"/>
    </style:style>
    <style:style style:name="P52" style:family="paragraph" style:parent-style-name="Standard">
      <style:text-properties officeooo:rsid="0035ca39" officeooo:paragraph-rsid="0035ca39"/>
    </style:style>
    <style:style style:name="P53" style:family="paragraph" style:parent-style-name="Standard">
      <style:text-properties officeooo:rsid="0036439c" officeooo:paragraph-rsid="0036439c"/>
    </style:style>
    <style:style style:name="P54" style:family="paragraph" style:parent-style-name="Standard">
      <style:text-properties officeooo:rsid="0037ef26" officeooo:paragraph-rsid="0037ef26"/>
    </style:style>
    <style:style style:name="P55" style:family="paragraph" style:parent-style-name="Standard">
      <style:text-properties officeooo:rsid="0037ef26" officeooo:paragraph-rsid="0038c034"/>
    </style:style>
    <style:style style:name="P56" style:family="paragraph" style:parent-style-name="Standard">
      <style:text-properties officeooo:rsid="0038c034" officeooo:paragraph-rsid="0038c034"/>
    </style:style>
    <style:style style:name="P57" style:family="paragraph" style:parent-style-name="Standard">
      <style:text-properties officeooo:rsid="0038c034" officeooo:paragraph-rsid="0038cf5f"/>
    </style:style>
    <style:style style:name="P58" style:family="paragraph" style:parent-style-name="Standard">
      <style:text-properties officeooo:rsid="0038cf5f" officeooo:paragraph-rsid="0038cf5f"/>
    </style:style>
    <style:style style:name="P59" style:family="paragraph" style:parent-style-name="Standard">
      <style:text-properties officeooo:rsid="00390bea" officeooo:paragraph-rsid="00390bea"/>
    </style:style>
    <style:style style:name="P60" style:family="paragraph" style:parent-style-name="Standard">
      <style:text-properties officeooo:rsid="0039a1af" officeooo:paragraph-rsid="0039a1af"/>
    </style:style>
    <style:style style:name="P61" style:family="paragraph" style:parent-style-name="Standard">
      <style:text-properties officeooo:rsid="003cebf1" officeooo:paragraph-rsid="003cebf1"/>
    </style:style>
    <style:style style:name="P62" style:family="paragraph" style:parent-style-name="Standard">
      <style:text-properties officeooo:rsid="003fb36f" officeooo:paragraph-rsid="003fb36f"/>
    </style:style>
    <style:style style:name="P63" style:family="paragraph" style:parent-style-name="Standard">
      <style:text-properties officeooo:rsid="00415203" officeooo:paragraph-rsid="00415203"/>
    </style:style>
    <style:style style:name="P64" style:family="paragraph" style:parent-style-name="Standard">
      <style:text-properties officeooo:rsid="0043b608" officeooo:paragraph-rsid="0043b608"/>
    </style:style>
    <style:style style:name="P65" style:family="paragraph" style:parent-style-name="Standard">
      <style:text-properties officeooo:rsid="0043fcb9" officeooo:paragraph-rsid="0043fcb9"/>
    </style:style>
    <style:style style:name="P66" style:family="paragraph" style:parent-style-name="Standard">
      <style:text-properties officeooo:rsid="00446f49" officeooo:paragraph-rsid="00446f49"/>
    </style:style>
    <style:style style:name="P67" style:family="paragraph" style:parent-style-name="Standard">
      <style:text-properties officeooo:rsid="0044babf" officeooo:paragraph-rsid="0044babf"/>
    </style:style>
    <style:style style:name="P68" style:family="paragraph" style:parent-style-name="Standard">
      <style:text-properties officeooo:rsid="00472dfa" officeooo:paragraph-rsid="00472dfa"/>
    </style:style>
    <style:style style:name="P69" style:family="paragraph" style:parent-style-name="Standard">
      <style:text-properties officeooo:rsid="00472dfa" officeooo:paragraph-rsid="00473e61"/>
    </style:style>
    <style:style style:name="P70" style:family="paragraph" style:parent-style-name="Standard">
      <style:text-properties officeooo:rsid="0047a5dc" officeooo:paragraph-rsid="0047a5dc"/>
    </style:style>
    <style:style style:name="P71" style:family="paragraph" style:parent-style-name="Standard">
      <style:text-properties officeooo:rsid="0049276b" officeooo:paragraph-rsid="0049276b"/>
    </style:style>
    <style:style style:name="P72" style:family="paragraph" style:parent-style-name="Standard">
      <style:text-properties fo:font-weight="bold" officeooo:rsid="00473e61" officeooo:paragraph-rsid="00473e61" style:font-weight-asian="bold" style:font-weight-complex="bold"/>
    </style:style>
    <style:style style:name="P73" style:family="paragraph" style:parent-style-name="Standard">
      <style:text-properties officeooo:rsid="004a9fb6" officeooo:paragraph-rsid="004a9fb6"/>
    </style:style>
    <style:style style:name="P74" style:family="paragraph" style:parent-style-name="Standard">
      <style:text-properties officeooo:rsid="004a9fb6" officeooo:paragraph-rsid="004af7ab"/>
    </style:style>
    <style:style style:name="P75" style:family="paragraph" style:parent-style-name="Standard">
      <style:text-properties officeooo:rsid="004af7ab" officeooo:paragraph-rsid="004af7ab"/>
    </style:style>
    <style:style style:name="P76" style:family="paragraph" style:parent-style-name="Standard">
      <style:text-properties officeooo:rsid="004c9dc0" officeooo:paragraph-rsid="004c9dc0"/>
    </style:style>
    <style:style style:name="P77" style:family="paragraph" style:parent-style-name="Standard">
      <style:text-properties officeooo:rsid="004fa49f" officeooo:paragraph-rsid="004fa49f"/>
    </style:style>
    <style:style style:name="P78" style:family="paragraph" style:parent-style-name="Standard">
      <style:text-properties officeooo:rsid="00502bfd" officeooo:paragraph-rsid="00502bfd"/>
    </style:style>
    <style:style style:name="P79" style:family="paragraph" style:parent-style-name="Standard">
      <style:text-properties officeooo:rsid="005101c9" officeooo:paragraph-rsid="005101c9"/>
    </style:style>
    <style:style style:name="P80" style:family="paragraph" style:parent-style-name="Standard">
      <style:text-properties officeooo:rsid="005250ca" officeooo:paragraph-rsid="005250ca"/>
    </style:style>
    <style:style style:name="P81" style:family="paragraph" style:parent-style-name="Standard">
      <style:text-properties officeooo:rsid="0053f45c" officeooo:paragraph-rsid="0053f45c"/>
    </style:style>
    <style:style style:name="P82" style:family="paragraph" style:parent-style-name="Standard">
      <style:text-properties officeooo:rsid="0053f45c" officeooo:paragraph-rsid="0055c363"/>
    </style:style>
    <style:style style:name="P83" style:family="paragraph" style:parent-style-name="Standard">
      <style:text-properties officeooo:rsid="0055c363" officeooo:paragraph-rsid="0055c363"/>
    </style:style>
    <style:style style:name="P84" style:family="paragraph" style:parent-style-name="Standard">
      <style:text-properties officeooo:rsid="0057122f" officeooo:paragraph-rsid="0057122f"/>
    </style:style>
    <style:style style:name="P85" style:family="paragraph" style:parent-style-name="Standard">
      <style:text-properties officeooo:rsid="0057839d" officeooo:paragraph-rsid="0057839d"/>
    </style:style>
    <style:style style:name="P86" style:family="paragraph" style:parent-style-name="Standard">
      <style:text-properties officeooo:rsid="00595ed9" officeooo:paragraph-rsid="00595ed9"/>
    </style:style>
    <style:style style:name="P87" style:family="paragraph" style:parent-style-name="Standard">
      <style:text-properties officeooo:rsid="005a54ba" officeooo:paragraph-rsid="005a54ba"/>
    </style:style>
    <style:style style:name="P88" style:family="paragraph" style:parent-style-name="Standard">
      <style:text-properties officeooo:rsid="005c3b09" officeooo:paragraph-rsid="005c3b09"/>
    </style:style>
    <style:style style:name="P89" style:family="paragraph" style:parent-style-name="Standard">
      <style:text-properties officeooo:rsid="005cbaff" officeooo:paragraph-rsid="005cbaff"/>
    </style:style>
    <style:style style:name="P90" style:family="paragraph" style:parent-style-name="Standard">
      <style:text-properties officeooo:rsid="005e7186" officeooo:paragraph-rsid="005e7186"/>
    </style:style>
    <style:style style:name="P91" style:family="paragraph" style:parent-style-name="Standard">
      <style:text-properties officeooo:rsid="005e7186" officeooo:paragraph-rsid="00620d8e"/>
    </style:style>
    <style:style style:name="P92" style:family="paragraph" style:parent-style-name="Standard">
      <style:text-properties officeooo:rsid="005e9301" officeooo:paragraph-rsid="005e9301"/>
    </style:style>
    <style:style style:name="P93" style:family="paragraph" style:parent-style-name="Standard">
      <style:text-properties officeooo:rsid="005ec273" officeooo:paragraph-rsid="005ec273"/>
    </style:style>
    <style:style style:name="P94" style:family="paragraph" style:parent-style-name="Standard">
      <style:text-properties officeooo:rsid="005f2dc7" officeooo:paragraph-rsid="005f2dc7"/>
    </style:style>
    <style:style style:name="P95" style:family="paragraph" style:parent-style-name="Standard">
      <style:text-properties officeooo:rsid="0060af5f" officeooo:paragraph-rsid="0060af5f"/>
    </style:style>
    <style:style style:name="P96" style:family="paragraph" style:parent-style-name="Standard">
      <style:text-properties officeooo:rsid="0060af5f" officeooo:paragraph-rsid="00617734"/>
    </style:style>
    <style:style style:name="P97" style:family="paragraph" style:parent-style-name="Standard">
      <style:text-properties officeooo:rsid="00617734" officeooo:paragraph-rsid="00617734"/>
    </style:style>
    <style:style style:name="P98" style:family="paragraph" style:parent-style-name="Standard">
      <style:text-properties officeooo:rsid="00618c8c" officeooo:paragraph-rsid="00618c8c"/>
    </style:style>
    <style:style style:name="P99" style:family="paragraph" style:parent-style-name="Standard">
      <style:text-properties officeooo:rsid="00620d8e" officeooo:paragraph-rsid="00620d8e"/>
    </style:style>
    <style:style style:name="P100" style:family="paragraph" style:parent-style-name="Standard">
      <style:text-properties officeooo:rsid="00633f2d" officeooo:paragraph-rsid="00633f2d"/>
    </style:style>
    <style:style style:name="P101" style:family="paragraph" style:parent-style-name="Standard">
      <style:text-properties officeooo:rsid="00659afe" officeooo:paragraph-rsid="00659afe"/>
    </style:style>
    <style:style style:name="P102" style:family="paragraph" style:parent-style-name="Standard">
      <style:text-properties officeooo:rsid="0066ce07" officeooo:paragraph-rsid="0066ce07"/>
    </style:style>
    <style:style style:name="P103" style:family="paragraph" style:parent-style-name="Standard">
      <style:text-properties officeooo:rsid="006834c2" officeooo:paragraph-rsid="006834c2"/>
    </style:style>
    <style:style style:name="P104" style:family="paragraph" style:parent-style-name="Standard">
      <style:text-properties officeooo:rsid="0068c7e1" officeooo:paragraph-rsid="0068c7e1"/>
    </style:style>
    <style:style style:name="P105" style:family="paragraph" style:parent-style-name="Standard">
      <style:text-properties fo:font-weight="bold" officeooo:rsid="00691826" officeooo:paragraph-rsid="00691826" style:font-weight-asian="bold" style:font-weight-complex="bold"/>
    </style:style>
    <style:style style:name="P106" style:family="paragraph" style:parent-style-name="Standard">
      <style:text-properties officeooo:rsid="000a6456" officeooo:paragraph-rsid="000a6456"/>
    </style:style>
    <style:style style:name="P107" style:family="paragraph" style:parent-style-name="Standard">
      <style:text-properties officeooo:rsid="000dbc05" officeooo:paragraph-rsid="000dbc05"/>
    </style:style>
    <style:style style:name="P108" style:family="paragraph" style:parent-style-name="Standard">
      <style:text-properties officeooo:rsid="001866f3" officeooo:paragraph-rsid="0019a433"/>
    </style:style>
    <style:style style:name="P109" style:family="paragraph" style:parent-style-name="Standard">
      <style:text-properties officeooo:rsid="001b9484" officeooo:paragraph-rsid="001b9484"/>
    </style:style>
    <style:style style:name="P110" style:family="paragraph" style:parent-style-name="Standard">
      <style:text-properties officeooo:rsid="0028ddfa" officeooo:paragraph-rsid="00284586"/>
    </style:style>
    <style:style style:name="P111" style:family="paragraph" style:parent-style-name="Standard">
      <style:text-properties officeooo:rsid="0028ddfa" officeooo:paragraph-rsid="0028ddfa"/>
    </style:style>
    <style:style style:name="P112" style:family="paragraph" style:parent-style-name="Standard">
      <style:text-properties officeooo:rsid="0032676c" officeooo:paragraph-rsid="0032676c"/>
    </style:style>
    <style:style style:name="P113" style:family="paragraph" style:parent-style-name="Standard">
      <style:text-properties officeooo:rsid="0033f497" officeooo:paragraph-rsid="0033f497"/>
    </style:style>
    <style:style style:name="P114" style:family="paragraph" style:parent-style-name="Standard">
      <style:text-properties officeooo:rsid="00345210" officeooo:paragraph-rsid="0033f497"/>
    </style:style>
    <style:style style:name="P115" style:family="paragraph" style:parent-style-name="Standard">
      <style:text-properties officeooo:rsid="0037ef26" officeooo:paragraph-rsid="0037ef26"/>
    </style:style>
    <style:style style:name="P116" style:family="paragraph" style:parent-style-name="Standard">
      <style:text-properties officeooo:rsid="0038cf5f" officeooo:paragraph-rsid="0038cf5f"/>
    </style:style>
    <style:style style:name="P117" style:family="paragraph" style:parent-style-name="Standard">
      <style:text-properties officeooo:rsid="003cebf1" officeooo:paragraph-rsid="00430de0"/>
    </style:style>
    <style:style style:name="P118" style:family="paragraph" style:parent-style-name="Standard">
      <style:text-properties officeooo:rsid="00618c8c" officeooo:paragraph-rsid="00618c8c"/>
    </style:style>
    <style:style style:name="P119" style:family="paragraph" style:parent-style-name="Standard">
      <style:text-properties officeooo:rsid="00620d8e" officeooo:paragraph-rsid="00691826"/>
    </style:style>
    <style:style style:name="T1" style:family="text">
      <style:text-properties officeooo:rsid="00040358"/>
    </style:style>
    <style:style style:name="T2" style:family="text">
      <style:text-properties officeooo:rsid="0006999d"/>
    </style:style>
    <style:style style:name="T3" style:family="text">
      <style:text-properties officeooo:rsid="00087f46"/>
    </style:style>
    <style:style style:name="T4" style:family="text">
      <style:text-properties officeooo:rsid="000a6456"/>
    </style:style>
    <style:style style:name="T5" style:family="text">
      <style:text-properties officeooo:rsid="00110026"/>
    </style:style>
    <style:style style:name="T6" style:family="text">
      <style:text-properties officeooo:rsid="0011bf8e"/>
    </style:style>
    <style:style style:name="T7" style:family="text">
      <style:text-properties officeooo:rsid="00151837"/>
    </style:style>
    <style:style style:name="T8" style:family="text">
      <style:text-properties officeooo:rsid="0026d27e"/>
    </style:style>
    <style:style style:name="T9" style:family="text">
      <style:text-properties officeooo:rsid="0033f497"/>
    </style:style>
    <style:style style:name="T10" style:family="text">
      <style:text-properties officeooo:rsid="0035ca39"/>
    </style:style>
    <style:style style:name="T11" style:family="text">
      <style:text-properties officeooo:rsid="0038c034"/>
    </style:style>
    <style:style style:name="T12" style:family="text">
      <style:text-properties officeooo:rsid="0038cf5f"/>
    </style:style>
    <style:style style:name="T13" style:family="text">
      <style:text-properties officeooo:rsid="0039a1af"/>
    </style:style>
    <style:style style:name="T14" style:family="text">
      <style:text-properties officeooo:rsid="003ced5e"/>
    </style:style>
    <style:style style:name="T15" style:family="text">
      <style:text-properties officeooo:rsid="00415203"/>
    </style:style>
    <style:style style:name="T16" style:family="text">
      <style:text-properties fo:font-weight="bold" officeooo:rsid="00473e61" style:font-weight-asian="bold" style:font-weight-complex="bold"/>
    </style:style>
    <style:style style:name="T17" style:family="text">
      <style:text-properties fo:font-weight="bold" officeooo:rsid="00691826" style:font-weight-asian="bold" style:font-weight-complex="bold"/>
    </style:style>
    <style:style style:name="T18" style:family="text">
      <style:text-properties officeooo:rsid="004af7ab"/>
    </style:style>
    <style:style style:name="T19" style:family="text">
      <style:text-properties officeooo:rsid="006177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ist all the columns of the Salespeople table.</text:p>
      <text:p text:style-name="P1"><text:s/>Sol: <text:s text:c="4"/>select *from salespeople; </text:p>
      <text:p text:style-name="P1"><text:s text:c="2"/>+------+---------+-----------+------+</text:p>
      <text:p text:style-name="P1">| snum | sname <text:s text:c="2"/>| city <text:s text:c="5"/>| comm |</text:p>
      <text:p text:style-name="P1">+------+---------+-----------+------+</text:p>
      <text:p text:style-name="P1">| 1001 | Peel <text:s text:c="3"/>| London <text:s text:c="3"/>| 0.12 |</text:p>
      <text:p text:style-name="P1">| 1002 | Serres <text:s/>| San jose <text:s/>| 0.13 |</text:p>
      <text:p text:style-name="P1">| 1003 | Axelrod | Newyork <text:s text:c="2"/>| 0.10 |</text:p>
      <text:p text:style-name="P1">| 1004 | Motika <text:s/>| London <text:s text:c="3"/>| 0.11 |</text:p>
      <text:p text:style-name="P1">| 1005 | Fran <text:s text:c="3"/>| London <text:s text:c="3"/>| 0.26 |</text:p>
      <text:p text:style-name="P1">| 1007 | Rifkin <text:s/>| Barcelona | 0.15 |</text:p>
      <text:p text:style-name="P1"/>
      <text:p text:style-name="P1">2.List all customers with a rating of 100.</text:p>
      <text:p text:style-name="P1">select *from customer where rating=100;</text:p>
      <text:p text:style-name="P1">+------+---------+--------+--------+------+</text:p>
      <text:p text:style-name="P1">| cnum | cname <text:s text:c="2"/>| city <text:s text:c="2"/>| rating | snum |</text:p>
      <text:p text:style-name="P1">+------+---------+--------+--------+------+</text:p>
      <text:p text:style-name="P1">| 2001 | Hoffman | London | <text:s text:c="3"/>100 | 1001 |</text:p>
      <text:p text:style-name="P1">| 2006 | Clemens | London | <text:s text:c="3"/>100 | 1001 |</text:p>
      <text:p text:style-name="P1">| 2007 | Pereira | Rome <text:s text:c="2"/>| <text:s text:c="3"/>100 | 1004 |</text:p>
      <text:p text:style-name="P1"/>
      <text:p text:style-name="P2">3.<text:span text:style-name="T1">Find all records in the Customer table with NULL values in the city column.</text:span></text:p>
      <text:p text:style-name="P3">select * from customer where city is null;</text:p>
      <text:p text:style-name="P3">Empty set (0.00 sec)</text:p>
      <text:p text:style-name="P3"/>
      <text:p text:style-name="P3">5.Arrange the Orders table by descending customer number.</text:p>
      <text:p text:style-name="P3">select *from orders order by cnum desc;</text:p>
      <text:p text:style-name="P3">+------+---------+------------+------+</text:p>
      <text:p text:style-name="P3">| onum | amt <text:s text:c="4"/>| odate <text:s text:c="5"/>| cnum |</text:p>
      <text:p text:style-name="P3">+------+---------+------------+------+</text:p>
      <text:p text:style-name="P3">| 3001 | <text:s text:c="2"/>18.69 | 1996-03-10 | 2008 |</text:p>
      <text:p text:style-name="P3">| 3006 | 1098.16 | 1996-03-10 | 2008 |</text:p>
      <text:p text:style-name="P3">| 3002 | 1900.10 | 1996-03-10 | 2007 |</text:p>
      <text:p text:style-name="P3">| 3008 | 4723.00 | 1996-05-10 | 2006 |</text:p>
      <text:p text:style-name="P3">| 3011 | 9891.88 | 1996-06-10 | 2006 |</text:p>
      <text:p text:style-name="P3">| 3010 | 1309.95 | 1996-06-10 | 2004 |</text:p>
      <text:p text:style-name="P3">| 3005 | 5160.45 | 1996-03-10 | 2003 |</text:p>
      <text:p text:style-name="P3">| 3007 | <text:s text:c="2"/>75.75 | 1996-04-10 | 2002 |</text:p>
      <text:p text:style-name="P3">| 3009 | 1713.23 | 1996-04-10 | 2002 |</text:p>
      <text:p text:style-name="P3">| 3003 | <text:s/>767.19 | 1996-03-10 | 2001 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/>6.<text:span text:style-name="T2">Find which salespeople currently have orders in the Orders table.</text:span></text:p>
      <text:p text:style-name="P4">select s.sname from salespeople s join customer c on s.snum=c.snum join orders o on c.cnum=o.cnum group by s.sname having count(o.onum)&gt;=1;</text:p>
      <text:p text:style-name="P4">+---------+</text:p>
      <text:p text:style-name="P4">| sname <text:s text:c="2"/>|</text:p>
      <text:p text:style-name="P4">+---------+</text:p>
      <text:p text:style-name="P4">| Axelrod |</text:p>
      <text:p text:style-name="P4">| Motika <text:s/>|</text:p>
      <text:p text:style-name="P4">| Peel <text:s text:c="3"/>|</text:p>
      <text:p text:style-name="P4">| Rifkin <text:s/>|</text:p>
      <text:p text:style-name="P4">| Serres <text:s/>|</text:p>
      <text:p text:style-name="P4"/>
      <text:p text:style-name="P6">7.<text:span text:style-name="T3">List names of all customers matched with the salespeople serving them.</text:span></text:p>
      <text:p text:style-name="P7">select c.cname,s.sname from salespeople s join customer c on s.snum=c.snum;</text:p>
      <text:p text:style-name="P7">+----------+---------+</text:p>
      <text:p text:style-name="P7">| cname <text:s text:c="3"/>| sname <text:s text:c="2"/>|</text:p>
      <text:p text:style-name="P7">+----------+---------+</text:p>
      <text:p text:style-name="P7">| Hoffman <text:s/>| Peel <text:s text:c="3"/>|</text:p>
      <text:p text:style-name="P7">| Giovanni | Axelrod |</text:p>
      <text:p text:style-name="P7">| Liu <text:s text:c="5"/>| Serres <text:s/>|</text:p>
      <text:p text:style-name="P7">| Grass <text:s text:c="3"/>| Serres <text:s/>|</text:p>
      <text:p text:style-name="P7">| Clemens <text:s/>| Peel <text:s text:c="3"/>|</text:p>
      <text:p text:style-name="P7">| Pereira <text:s/>| Motika <text:s/>|</text:p>
      <text:p text:style-name="P7">| Cisneros | Rifkin <text:s/>|</text:p>
      <text:p text:style-name="P3"/>
      <text:p text:style-name="P7">8.Find the names and numbers of all salespeople who had more than one customer</text:p>
      <text:p text:style-name="P7">select s.snum,s.sname from salespeople s join customer c on s.snum=c.snum group by s.snum,s.sname having count(c.snum)&gt;1;</text:p>
      <text:p text:style-name="P7">+------+--------+</text:p>
      <text:p text:style-name="P7">| snum | sname <text:s/>|</text:p>
      <text:p text:style-name="P7">+------+--------+</text:p>
      <text:p text:style-name="P7">| 1001 | Peel <text:s text:c="2"/>|</text:p>
      <text:p text:style-name="P7">| 1002 | Serres |</text:p>
      <text:p text:style-name="P7"/>
      <text:p text:style-name="P8">9.<text:span text:style-name="T4">Count the orders of each of the salespeople and output the results in descending order.</text:span></text:p>
      <text:p text:style-name="P9"><text:s/>select count(o.onum),s.sname from salespeople s join customer c on s.snum=c.snum join orders o on c.cnum=o.cnum group by s.sname order by count(o.onum) desc;</text:p>
      <text:p text:style-name="P9">+---------------+---------+</text:p>
      <text:p text:style-name="P9">| count(o.onum) | sname <text:s text:c="2"/>|</text:p>
      <text:p text:style-name="P9">+---------------+---------+</text:p>
      <text:p text:style-name="P9">| <text:s text:c="12"/>3 | Peel <text:s text:c="3"/>|</text:p>
      <text:p text:style-name="P9">| <text:s text:c="12"/>2 | Serres <text:s/>|</text:p>
      <text:p text:style-name="P9">| <text:s text:c="12"/>2 | Axelrod |</text:p>
      <text:p text:style-name="P9">| <text:s text:c="12"/>2 | Rifkin <text:s/>|</text:p>
      <text:p text:style-name="P9">| <text:s text:c="12"/>1 | Motika <text:s/>|</text:p>
      <text:p text:style-name="P9"/>
      <text:p text:style-name="P10"/>
      <text:p text:style-name="P9"/>
      <text:p text:style-name="P9"/>
      <text:p text:style-name="P11"><text:soft-page-break/>11.Match salespeople to customers according to what city they lived in.</text:p>
      <text:p text:style-name="P11">select s.sname,c.cname from salespeople s join customer c on s.city=c.city and s.snum=c.snum;</text:p>
      <text:p text:style-name="P11">+--------+---------+</text:p>
      <text:p text:style-name="P11">| sname <text:s/>| cname <text:s text:c="2"/>|</text:p>
      <text:p text:style-name="P11">+--------+---------+</text:p>
      <text:p text:style-name="P11">| Peel <text:s text:c="2"/>| Hoffman |</text:p>
      <text:p text:style-name="P11">| Serres | Liu <text:s text:c="4"/>|</text:p>
      <text:p text:style-name="P11">| Peel <text:s text:c="2"/>| Clemens |</text:p>
      <text:p text:style-name="P11">+--------+---------+</text:p>
      <text:p text:style-name="P11">3 rows in set (0.00 sec)</text:p>
      <text:p text:style-name="P11"/>
      <text:p text:style-name="P11">12.Find the largest order taken by each salesperson</text:p>
      <text:p text:style-name="P12"><text:s/>select max(o.amt),s.sname from salespeople s join customer c on s.snum=c.snum join orders o on c.cnum=o.cnum group by s.sname;</text:p>
      <text:p text:style-name="P12">+------------+---------+</text:p>
      <text:p text:style-name="P12">| max(o.amt) | sname <text:s text:c="2"/>|</text:p>
      <text:p text:style-name="P12">+------------+---------+</text:p>
      <text:p text:style-name="P12">| <text:s text:c="3"/>1713.23 | Axelrod |</text:p>
      <text:p text:style-name="P12">| <text:s text:c="3"/>1900.10 | Motika <text:s/>|</text:p>
      <text:p text:style-name="P12">| <text:s text:c="3"/>9891.88 | Peel <text:s text:c="3"/>|</text:p>
      <text:p text:style-name="P12">| <text:s text:c="3"/>1098.16 | Rifkin <text:s/>|</text:p>
      <text:p text:style-name="P12">| <text:s text:c="3"/>5160.45 | Serres <text:s/>|</text:p>
      <text:p text:style-name="P12"/>
      <text:p text:style-name="P12">13.Find customers in San Jose who have a rating above 200.</text:p>
      <text:p text:style-name="P12">select cname from customer where rating&gt;200 and city="San jose";</text:p>
      <text:p text:style-name="P12">+----------+</text:p>
      <text:p text:style-name="P12">| cname <text:s text:c="3"/>|</text:p>
      <text:p text:style-name="P12">+----------+</text:p>
      <text:p text:style-name="P12">| Cisneros |</text:p>
      <text:p text:style-name="P12"/>
      <text:p text:style-name="P12"/>
      <text:p text:style-name="P12"/>
      <text:p text:style-name="P13">14. List the names and commissions of all salespeople in London.</text:p>
      <text:p text:style-name="P13">select sname,comm from salespeople where city="London";</text:p>
      <text:p text:style-name="P13">+--------+------+</text:p>
      <text:p text:style-name="P13">| sname <text:s/>| comm |</text:p>
      <text:p text:style-name="P13">+--------+------+</text:p>
      <text:p text:style-name="P13">| Peel <text:s text:c="2"/>| 0.12 |</text:p>
      <text:p text:style-name="P13">| Motika | 0.11 |</text:p>
      <text:p text:style-name="P13">| Fran <text:s text:c="2"/>| 0.26 |</text:p>
      <text:p text:style-name="P13">+--------+------+</text:p>
      <text:p text:style-name="P12"/>
      <text:p text:style-name="P14">15.<text:span text:style-name="T5">Find all customers with orders on October 3.</text:span></text:p>
      <text:p text:style-name="P15">select s.sname,c.cname,o.onum,o.amt,o.odate from salespeople s join customer c on s.snum=c.snum join orders o on o.cnum=c.cnum where s.sname="Motika";</text:p>
      <text:p text:style-name="P15">+--------+---------+------+---------+------------+</text:p>
      <text:p text:style-name="P15">| sname <text:s/>| cname <text:s text:c="2"/>| onum | amt <text:s text:c="4"/>| odate <text:s text:c="5"/>|</text:p>
      <text:p text:style-name="P15">+--------+---------+------+---------+------------+</text:p>
      <text:p text:style-name="P15">| Motika | Pereira | 3002 | 1900.10 | 1996-03-10 |</text:p>
      <text:p text:style-name="P15"><text:soft-page-break/>+--------+---------+------+---------+------------+</text:p>
      <text:p text:style-name="P15">1 row in set (0.00 sec)</text:p>
      <text:p text:style-name="P15"/>
      <text:p text:style-name="P16">16.<text:span text:style-name="T6">Find all customers with orders on October 3.</text:span></text:p>
      <text:p text:style-name="P17">select c.cname from customer c join orders o on c.cnum=o.cnum where o.odate="1996-03-10" group by c.cname;</text:p>
      <text:p text:style-name="P17">+----------+</text:p>
      <text:p text:style-name="P17">| cname <text:s text:c="3"/>|</text:p>
      <text:p text:style-name="P17">+----------+</text:p>
      <text:p text:style-name="P17">| Cisneros |</text:p>
      <text:p text:style-name="P17">| Hoffman <text:s/>|</text:p>
      <text:p text:style-name="P17">| Liu <text:s text:c="5"/>|</text:p>
      <text:p text:style-name="P17">| Pereira <text:s/>|</text:p>
      <text:p text:style-name="P17"/>
      <text:p text:style-name="P18">17.<text:span text:style-name="T7">Give the sums of the amounts from the Orders table, grouped by date, eliminating all those</text:span></text:p>
      <text:p text:style-name="P19">dates where the SUM was not at least 2000.00 above the MAX amount.</text:p>
      <text:p text:style-name="P19"/>
      <text:p text:style-name="P20">select sum(amt),odate from orders group by odate having sum(amt)&gt;max(amt)+2000;</text:p>
      <text:p text:style-name="P20">+----------+------------+</text:p>
      <text:p text:style-name="P20">| sum(amt) | odate <text:s text:c="5"/>|</text:p>
      <text:p text:style-name="P20">+----------+------------+</text:p>
      <text:p text:style-name="P20">| <text:s/>8944.59 | 1996-03-10 |</text:p>
      <text:p text:style-name="P20"/>
      <text:p text:style-name="P20">18. Select all orders that had amounts that were greater than at least one of the orders from</text:p>
      <text:p text:style-name="P20">October 6.</text:p>
      <text:p text:style-name="P20"/>
      <text:p text:style-name="P21">select *from orders where amt&gt;any(select amt from orders where odate="1996-06-10");</text:p>
      <text:p text:style-name="P21">+------+---------+------------+------+</text:p>
      <text:p text:style-name="P21">| onum | amt <text:s text:c="4"/>| odate <text:s text:c="5"/>| cnum |</text:p>
      <text:p text:style-name="P21">+------+---------+------------+------+</text:p>
      <text:p text:style-name="P21">| 3002 | 1900.10 | 1996-03-10 | 2007 |</text:p>
      <text:p text:style-name="P21">| 3005 | 5160.45 | 1996-03-10 | 2003 |</text:p>
      <text:p text:style-name="P21">| 3008 | 4723.00 | 1996-05-10 | 2006 |</text:p>
      <text:p text:style-name="P21">| 3009 | 1713.23 | 1996-04-10 | 2002 |</text:p>
      <text:p text:style-name="P21">| 3011 | 9891.88 | 1996-06-10 | 2006 |</text:p>
      <text:p text:style-name="P21">+------+---------+------------+------+</text:p>
      <text:p text:style-name="P21"/>
      <text:p text:style-name="P21">19.Write a query that uses the EXISTS operator to extract all salespeople who have customers</text:p>
      <text:p text:style-name="P21">with a rating of 300.</text:p>
      <text:p text:style-name="P21"/>
      <text:p text:style-name="P22"><text:s/>select s.sname from salespeople s join customer c on s.snum=c.snum where rating="300" and EXISTS (select s.sname from salespeople s join customer c on s.snum=c.snum where rating="300");</text:p>
      <text:p text:style-name="P22">+--------+</text:p>
      <text:p text:style-name="P22">| sname <text:s/>|</text:p>
      <text:p text:style-name="P22">+--------+</text:p>
      <text:p text:style-name="P22">| Serres |</text:p>
      <text:p text:style-name="P22">| Rifkin |</text:p>
      <text:p text:style-name="P22">+--------+</text:p>
      <text:p text:style-name="P22"/>
      <text:p text:style-name="P24"><text:soft-page-break/>21. Find all customers whose CNUM is 1000 above the SNUM of Serres.</text:p>
      <text:p text:style-name="P24"/>
      <text:p text:style-name="P25">select cname from customer where cnum&gt;=1000+(select snum from salespeople where sname="serres");</text:p>
      <text:p text:style-name="P25">+----------+</text:p>
      <text:p text:style-name="P25">| cname <text:s text:c="3"/>|</text:p>
      <text:p text:style-name="P25">+----------+</text:p>
      <text:p text:style-name="P25">| Giovanni |</text:p>
      <text:p text:style-name="P25">| Liu <text:s text:c="5"/>|</text:p>
      <text:p text:style-name="P25">| Grass <text:s text:c="3"/>|</text:p>
      <text:p text:style-name="P25">| Clemens <text:s/>|</text:p>
      <text:p text:style-name="P25">| Pereira <text:s/>|</text:p>
      <text:p text:style-name="P25">| Cisneros |</text:p>
      <text:p text:style-name="P25">+----------+</text:p>
      <text:p text:style-name="P24"/>
      <text:p text:style-name="P24"/>
      <text:p text:style-name="P25">22.Give the salespeople’s commissions as percentages instead of decimal numbers.</text:p>
      <text:p text:style-name="P25"/>
      <text:p text:style-name="P25"/>
      <text:p text:style-name="P26">select sname,<text:span text:style-name="T14">CONCAT(</text:span>comm*100,%<text:span text:style-name="T14">) </text:span>from salespeople; </text:p>
      <text:p text:style-name="P26">+---------+----------+</text:p>
      <text:p text:style-name="P26">| sname <text:s text:c="2"/>| comm*100 |</text:p>
      <text:p text:style-name="P26">+---------+----------+</text:p>
      <text:p text:style-name="P26">| Peel <text:s text:c="3"/>| <text:s text:c="3"/>12.00 |</text:p>
      <text:p text:style-name="P26">| Serres <text:s/>| <text:s text:c="3"/>13.00 |</text:p>
      <text:p text:style-name="P26">| Axelrod | <text:s text:c="3"/>10.00 |</text:p>
      <text:p text:style-name="P26">| Motika <text:s/>| <text:s text:c="3"/>11.00 |</text:p>
      <text:p text:style-name="P26">| Fran <text:s text:c="3"/>| <text:s text:c="3"/>26.00 |</text:p>
      <text:p text:style-name="P26">| Rifkin <text:s/>| <text:s text:c="3"/>15.00 |</text:p>
      <text:p text:style-name="P26"/>
      <text:p text:style-name="P26"/>
      <text:p text:style-name="P26">23.Find the largest order taken by each salesperson on each date, eliminating those MAX orders</text:p>
      <text:p text:style-name="P26">which are less than $3000.00 in value.</text:p>
      <text:p text:style-name="P26"/>
      <text:p text:style-name="P27">select s.sname,o.odate,max(o.amt) from salespeople s join customer c on s.snum=c.snum join orders o on c.cnum=o.cnum group by s.sname,o.odate having max(amt)<text:span text:style-name="T15">&lt;</text:span>3000;</text:p>
      <text:p text:style-name="P27">+--------+------------+------------+</text:p>
      <text:p text:style-name="P27">| sname <text:s/>| odate <text:s text:c="5"/>| max(o.amt) |</text:p>
      <text:p text:style-name="P27">+--------+------------+------------+</text:p>
      <text:p text:style-name="P27">| Peel <text:s text:c="2"/>| 1996-05-10 | <text:s text:c="3"/>4723.00 |</text:p>
      <text:p text:style-name="P27">| Peel <text:s text:c="2"/>| 1996-06-10 | <text:s text:c="3"/>9891.88 |</text:p>
      <text:p text:style-name="P27">| Serres | 1996-03-10 | <text:s text:c="3"/>5160.45 |</text:p>
      <text:p text:style-name="P27">+--------+------------+------------+</text:p>
      <text:p text:style-name="P27"/>
      <text:p text:style-name="P27">24.List the largest orders for October 3, for each salesperson.</text:p>
      <text:p text:style-name="P24"/>
      <text:p text:style-name="P28">select s.sname,o.odate,max(o.amt) from salespeople s join customer c on s.snum=c.snum join orders o on c.cnum=o.cnum group by s.sname,o.odate having o.odate="1996-03-10";</text:p>
      <text:p text:style-name="P28">+--------+------------+------------+</text:p>
      <text:p text:style-name="P28"><text:soft-page-break/>| sname <text:s/>| odate <text:s text:c="5"/>| max(o.amt) |</text:p>
      <text:p text:style-name="P28">+--------+------------+------------+</text:p>
      <text:p text:style-name="P28">| Motika | 1996-03-10 | <text:s text:c="3"/>1900.10 |</text:p>
      <text:p text:style-name="P28">| Peel <text:s text:c="2"/>| 1996-03-10 | <text:s text:c="4"/>767.19 |</text:p>
      <text:p text:style-name="P28">| Rifkin | 1996-03-10 | <text:s text:c="3"/>1098.16 |</text:p>
      <text:p text:style-name="P28">| Serres | 1996-03-10 | <text:s text:c="3"/>5160.45 |</text:p>
      <text:p text:style-name="P28">+--------+------------+------------+</text:p>
      <text:p text:style-name="P24"/>
      <text:p text:style-name="P24"/>
      <text:p text:style-name="P24"/>
      <text:p text:style-name="P24"/>
      <text:p text:style-name="P28">25.Find all customers located in cities where Serres (SNUM 1002) has customers.</text:p>
      <text:p text:style-name="P24"/>
      <text:p text:style-name="P29">select cname from customer where city=any(select city from customer where snum="1002");</text:p>
      <text:p text:style-name="P29">+----------+</text:p>
      <text:p text:style-name="P29">| cname <text:s text:c="3"/>|</text:p>
      <text:p text:style-name="P29">+----------+</text:p>
      <text:p text:style-name="P29">| Liu <text:s text:c="5"/>|</text:p>
      <text:p text:style-name="P29">| Grass <text:s text:c="3"/>|</text:p>
      <text:p text:style-name="P29">| Cisneros |</text:p>
      <text:p text:style-name="P29">+----------+</text:p>
      <text:p text:style-name="P24"/>
      <text:p text:style-name="P29">26.Select all customers with a rating above 200.00.</text:p>
      <text:p text:style-name="P24"/>
      <text:p text:style-name="P29">select cname from customer where rating&gt;200;</text:p>
      <text:p text:style-name="P29">+----------+</text:p>
      <text:p text:style-name="P29">| cname <text:s text:c="3"/>|</text:p>
      <text:p text:style-name="P29">+----------+</text:p>
      <text:p text:style-name="P29">| Grass <text:s text:c="3"/>|</text:p>
      <text:p text:style-name="P29">| Cisneros |</text:p>
      <text:p text:style-name="P29">+----------+</text:p>
      <text:p text:style-name="P23"/>
      <text:p text:style-name="P29">27.Count the number of salespeople currently listing orders in the Orders table.</text:p>
      <text:p text:style-name="P23"/>
      <text:p text:style-name="P30">select count(distinct(s.sname)) from salespeople s join customer c on s.snum=c.snum join orders o on o.cnum=c.cnum;</text:p>
      <text:p text:style-name="P30">+--------------------------+</text:p>
      <text:p text:style-name="P30">| count(distinct(s.sname)) |</text:p>
      <text:p text:style-name="P30">+--------------------------+</text:p>
      <text:p text:style-name="P30">| <text:s text:c="23"/>5 |</text:p>
      <text:p text:style-name="P30">+--------------------------+</text:p>
      <text:p text:style-name="P23"/>
      <text:p text:style-name="P30">28.Write a query that produces all customers serviced by salespeople with a commission above</text:p>
      <text:p text:style-name="P30">12%. Output the customer’s name and the salesperson’s rate of commission.</text:p>
      <text:p text:style-name="P30"/>
      <text:p text:style-name="P31">select c.cname,s.comm from customer c join salespeople s on c.snum=s.snum where comm*100&gt;12;</text:p>
      <text:p text:style-name="P31">+----------+------+</text:p>
      <text:p text:style-name="P31">| cname <text:s text:c="3"/>| comm |</text:p>
      <text:p text:style-name="P31">+----------+------+</text:p>
      <text:p text:style-name="P31"><text:soft-page-break/>| Liu <text:s text:c="5"/>| 0.13 |</text:p>
      <text:p text:style-name="P31">| Grass <text:s text:c="3"/>| 0.13 |</text:p>
      <text:p text:style-name="P31">| Cisneros | 0.15 |</text:p>
      <text:p text:style-name="P31">+----------+------+</text:p>
      <text:p text:style-name="P23"/>
      <text:p text:style-name="P23"/>
      <text:p text:style-name="P23"/>
      <text:p text:style-name="P23"/>
      <text:p text:style-name="P23"/>
      <text:p text:style-name="P31">29. Find salespeople who have multiple customers.</text:p>
      <text:p text:style-name="P23"/>
      <text:p text:style-name="P32">select s.sname from salespeople s join customer c on s.snum=c.snum group by s.sname having count(c.cname)&gt;1;</text:p>
      <text:p text:style-name="P32">+--------+</text:p>
      <text:p text:style-name="P32">| sname <text:s/>|</text:p>
      <text:p text:style-name="P32">+--------+</text:p>
      <text:p text:style-name="P32">| Peel <text:s text:c="2"/>|</text:p>
      <text:p text:style-name="P32">| Serres |</text:p>
      <text:p text:style-name="P32">+--------+</text:p>
      <text:p text:style-name="P23"/>
      <text:p text:style-name="P23"/>
      <text:p text:style-name="P32">30.Find salespeople with customers located in their city.</text:p>
      <text:p text:style-name="P23"/>
      <text:p text:style-name="P33">select distinct(s.sname) from salespeople s join customer c on s.snum=c.snum and s.city=c.city;</text:p>
      <text:p text:style-name="P33">+--------+</text:p>
      <text:p text:style-name="P33">| sname <text:s/>|</text:p>
      <text:p text:style-name="P33">+--------+</text:p>
      <text:p text:style-name="P33">| Peel <text:s text:c="2"/>|</text:p>
      <text:p text:style-name="P33">| Serres |</text:p>
      <text:p text:style-name="P33">+--------+</text:p>
      <text:p text:style-name="P23"/>
      <text:p text:style-name="P33">31. Find all salespeople whose name starts with ‘P’ and the fourth character is ‘l’.</text:p>
      <text:p text:style-name="P33"/>
      <text:p text:style-name="P33">select sname from salespeople where sname like 'p__l';</text:p>
      <text:p text:style-name="P33">+-------+</text:p>
      <text:p text:style-name="P33">| sname |</text:p>
      <text:p text:style-name="P33">+-------+</text:p>
      <text:p text:style-name="P33">| Peel <text:s/>|</text:p>
      <text:p text:style-name="P33">+-------+</text:p>
      <text:p text:style-name="P23"/>
      <text:p text:style-name="P34">32.<text:span text:style-name="T8">Write a query that uses a subquery to obtain all orders for the customer named Cisneros.</text:span></text:p>
      <text:p text:style-name="P35">Assume you do not know his customer number.</text:p>
      <text:p text:style-name="P23"/>
      <text:p text:style-name="P23"/>
      <text:p text:style-name="P36"><text:s/>select * from orders where cnum=(select cnum from customer where cname="cisneros");</text:p>
      <text:p text:style-name="P36">+------+---------+------------+------+</text:p>
      <text:p text:style-name="P36">| onum | amt <text:s text:c="4"/>| odate <text:s text:c="5"/>| cnum |</text:p>
      <text:p text:style-name="P36">+------+---------+------------+------+</text:p>
      <text:p text:style-name="P36">| 3001 | <text:s text:c="2"/>18.69 | 1996-03-10 | 2008 |</text:p>
      <text:p text:style-name="P36"><text:soft-page-break/>| 3006 | 1098.16 | 1996-03-10 | 2008 |</text:p>
      <text:p text:style-name="P36">+------+---------+------------+------+</text:p>
      <text:p text:style-name="P23"/>
      <text:p text:style-name="P23"/>
      <text:p text:style-name="P36">33.Find the largest orders for Serres and Rifkin.</text:p>
      <text:p text:style-name="P23"/>
      <text:p text:style-name="P37">select max(o.amt),s.sname from salespeople s join customer c on s.snum=c.snum join orders o on o.cnum=c.cnum group by s.sname having s.sname="serres" or s.sname="rifkin";</text:p>
      <text:p text:style-name="P37">+------------+--------+</text:p>
      <text:p text:style-name="P37">| max(o.amt) | sname <text:s/>|</text:p>
      <text:p text:style-name="P37">+------------+--------+</text:p>
      <text:p text:style-name="P37">| <text:s text:c="3"/>1098.16 | Rifkin |</text:p>
      <text:p text:style-name="P37">| <text:s text:c="3"/>5160.45 | Serres |</text:p>
      <text:p text:style-name="P37">+------------+--------+</text:p>
      <text:p text:style-name="P37"/>
      <text:p text:style-name="P37"/>
      <text:p text:style-name="P37">34.Extract the Salespeople table in the following order : SNUM, SNAME, COMMISSION, CITY.</text:p>
      <text:p text:style-name="P37"/>
      <text:p text:style-name="P37">select snum,sname,comm,city from salespeople;</text:p>
      <text:p text:style-name="P37">+------+---------+------+-----------+</text:p>
      <text:p text:style-name="P37">| snum | sname <text:s text:c="2"/>| comm | city <text:s text:c="5"/>|</text:p>
      <text:p text:style-name="P37">+------+---------+------+-----------+</text:p>
      <text:p text:style-name="P37">| 1001 | Peel <text:s text:c="3"/>| 0.12 | London <text:s text:c="3"/>|</text:p>
      <text:p text:style-name="P37">| 1002 | Serres <text:s/>| 0.13 | San jose <text:s/>|</text:p>
      <text:p text:style-name="P37">| 1003 | Axelrod | 0.10 | Newyork <text:s text:c="2"/>|</text:p>
      <text:p text:style-name="P37">| 1004 | Motika <text:s/>| 0.11 | London <text:s text:c="3"/>|</text:p>
      <text:p text:style-name="P37">| 1005 | Fran <text:s text:c="3"/>| 0.26 | London <text:s text:c="3"/>|</text:p>
      <text:p text:style-name="P37">| 1007 | Rifkin <text:s/>| 0.15 | Barcelona |</text:p>
      <text:p text:style-name="P37">+------+---------+------+-----------+</text:p>
      <text:p text:style-name="P37"/>
      <text:p text:style-name="P37">35.Select all customers whose names fall in between ‘A’ and ‘G’ alphabetical range.</text:p>
      <text:p text:style-name="P37"/>
      <text:p text:style-name="P38">select cname from customer where cname like "[a-g]";</text:p>
      <text:p text:style-name="P110"/>
      <text:p text:style-name="P37"/>
      <text:p text:style-name="P37"/>
      <text:p text:style-name="P38">37.Select all orders that are greater than the average for October 4.</text:p>
      <text:p text:style-name="P38"/>
      <text:p text:style-name="P38">select * from orders where amt&gt;(select avg(amt) from orders where odate="1996-04-10");</text:p>
      <text:p text:style-name="P38">+------+---------+------------+------+</text:p>
      <text:p text:style-name="P38">| onum | amt <text:s text:c="4"/>| odate <text:s text:c="5"/>| cnum |</text:p>
      <text:p text:style-name="P38">+------+---------+------------+------+</text:p>
      <text:p text:style-name="P38">| 3002 | 1900.10 | 1996-03-10 | 2007 |</text:p>
      <text:p text:style-name="P38">| 3005 | 5160.45 | 1996-03-10 | 2003 |</text:p>
      <text:p text:style-name="P38">| 3006 | 1098.16 | 1996-03-10 | 2008 |</text:p>
      <text:p text:style-name="P38">| 3008 | 4723.00 | 1996-05-10 | 2006 |</text:p>
      <text:p text:style-name="P38">| 3009 | 1713.23 | 1996-04-10 | 2002 |</text:p>
      <text:p text:style-name="P38">| 3010 | 1309.95 | 1996-06-10 | 2004 |</text:p>
      <text:p text:style-name="P38">| 3011 | 9891.88 | 1996-06-10 | 2006 |</text:p>
      <text:p text:style-name="P38"><text:soft-page-break/>+------+---------+------------+------+</text:p>
      <text:p text:style-name="P38"/>
      <text:p text:style-name="P38"/>
      <text:p text:style-name="P38"/>
      <text:p text:style-name="P39">39. Write a query that totals the orders for each day and places the results in descending order.</text:p>
      <text:p text:style-name="P38"/>
      <text:p text:style-name="P39"><text:s/>select odate,sum(amt) from orders group by odate order by sum(amt) desc; +------------+----------+</text:p>
      <text:p text:style-name="P39">| odate <text:s text:c="5"/>| sum(amt) |</text:p>
      <text:p text:style-name="P39">+------------+----------+</text:p>
      <text:p text:style-name="P39">| 1996-06-10 | 11201.83 |</text:p>
      <text:p text:style-name="P39">| 1996-03-10 | <text:s/>8944.59 |</text:p>
      <text:p text:style-name="P39">| 1996-05-10 | <text:s/>4723.00 |</text:p>
      <text:p text:style-name="P39">| 1996-04-10 | <text:s/>1788.98 |</text:p>
      <text:p text:style-name="P39">+------------+----------+</text:p>
      <text:p text:style-name="P39">4 rows in set (0.00 sec)</text:p>
      <text:p text:style-name="P39"/>
      <text:p text:style-name="P39"/>
      <text:p text:style-name="P39">40. Write a select command that produces the rating followed by the name of each customer in</text:p>
      <text:p text:style-name="P39">San Jose.</text:p>
      <text:p text:style-name="P38"/>
      <text:p text:style-name="P40"><text:s/>select cname,rating from customer where city="San jose";</text:p>
      <text:p text:style-name="P40">+----------+--------+</text:p>
      <text:p text:style-name="P40">| cname <text:s text:c="3"/>| rating |</text:p>
      <text:p text:style-name="P40">+----------+--------+</text:p>
      <text:p text:style-name="P40">| Liu <text:s text:c="5"/>| <text:s text:c="3"/>200 |</text:p>
      <text:p text:style-name="P40">| Cisneros | <text:s text:c="3"/>300 |</text:p>
      <text:p text:style-name="P40">+----------+--------+</text:p>
      <text:p text:style-name="P40">2 rows in set (0.00 sec)</text:p>
      <text:p text:style-name="P40"/>
      <text:p text:style-name="P40">41.Find all orders with amounts smaller than any amount for a customer in San Jose.</text:p>
      <text:p text:style-name="P40"/>
      <text:p text:style-name="P41"><text:s/>select * from orders where amt&lt;any(select o.amt from customer c join orders o on o.cnum=c.cnum where c.city="San jose");</text:p>
      <text:p text:style-name="P41">+------+---------+------------+------+</text:p>
      <text:p text:style-name="P41">| onum | amt <text:s text:c="4"/>| odate <text:s text:c="5"/>| cnum |</text:p>
      <text:p text:style-name="P41">+------+---------+------------+------+</text:p>
      <text:p text:style-name="P41">| 3001 | <text:s text:c="2"/>18.69 | 1996-03-10 | 2008 |</text:p>
      <text:p text:style-name="P41">| 3002 | 1900.10 | 1996-03-10 | 2007 |</text:p>
      <text:p text:style-name="P41">| 3003 | <text:s/>767.19 | 1996-03-10 | 2001 |</text:p>
      <text:p text:style-name="P41">| 3006 | 1098.16 | 1996-03-10 | 2008 |</text:p>
      <text:p text:style-name="P41">| 3007 | <text:s text:c="2"/>75.75 | 1996-04-10 | 2002 |</text:p>
      <text:p text:style-name="P41">| 3008 | 4723.00 | 1996-05-10 | 2006 |</text:p>
      <text:p text:style-name="P41">| 3009 | 1713.23 | 1996-04-10 | 2002 |</text:p>
      <text:p text:style-name="P41">| 3010 | 1309.95 | 1996-06-10 | 2004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</table:table-row>
        </table:table-header-rows>
      </table:table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1">42.Find all orders with above average amounts for their customers.</text:p>
      <text:p text:style-name="P40"/>
      <text:p text:style-name="P42">select * from orders where amt&gt;(select avg(amt) from orders);</text:p>
      <text:p text:style-name="P42">+------+---------+------------+------+</text:p>
      <text:p text:style-name="P42">| onum | amt <text:s text:c="4"/>| odate <text:s text:c="5"/>| cnum |</text:p>
      <text:p text:style-name="P42">+------+---------+------------+------+</text:p>
      <text:p text:style-name="P42">| 3005 | 5160.45 | 1996-03-10 | 2003 |</text:p>
      <text:p text:style-name="P42">| 3008 | 4723.00 | 1996-05-10 | 2006 |</text:p>
      <text:p text:style-name="P42">| 3011 | 9891.88 | 1996-06-10 | 2006 |</text:p>
      <text:p text:style-name="P42">+------+---------+------------+------+</text:p>
      <text:p text:style-name="P42"/>
      <text:p text:style-name="P42">43.Write a query that selects the highest rating in each city.</text:p>
      <text:p text:style-name="P42"/>
      <text:p text:style-name="P43">select city,max(rating) from customer group by city;</text:p>
      <text:p text:style-name="P43">+----------+-------------+</text:p>
      <text:p text:style-name="P43">| city <text:s text:c="4"/>| max(rating) |</text:p>
      <text:p text:style-name="P43">+----------+-------------+</text:p>
      <text:p text:style-name="P43">| Berlin <text:s text:c="2"/>| <text:s text:c="8"/>300 |</text:p>
      <text:p text:style-name="P43">| London <text:s text:c="2"/>| <text:s text:c="8"/>100 |</text:p>
      <text:p text:style-name="P43">| Rome <text:s text:c="4"/>| <text:s text:c="8"/>200 |</text:p>
      <text:p text:style-name="P43">| San Jose | <text:s text:c="8"/>300 |</text:p>
      <text:p text:style-name="P43">+----------+-------------+</text:p>
      <text:p text:style-name="P43">4 rows in set (0.00 sec)</text:p>
      <text:p text:style-name="P43"/>
      <text:p text:style-name="P43">44.Write a query that calculates the amount of the salesperson’s commission on each order by a</text:p>
      <text:p text:style-name="P43">customer with a rating above 100.00.</text:p>
      <text:p text:style-name="P42"/>
      <text:p text:style-name="P44"><text:s/>select c.rating,s.sname,s.comm*o.amt,o.onum from salespeople s join customer c on s.snum=c.snum join orders o on c.cnum=o.cnum group by o.onum having c.rating&gt;100;</text:p>
      <text:p text:style-name="P44">+--------+---------+--------------+------+</text:p>
      <text:p text:style-name="P44">| rating | sname <text:s text:c="2"/>| s.comm*o.amt | onum |</text:p>
      <text:p text:style-name="P44">+--------+---------+--------------+------+</text:p>
      <text:p text:style-name="P44">| <text:s text:c="3"/>300 | Rifkin <text:s/>| <text:s text:c="6"/>2.8035 | 3001 |</text:p>
      <text:p text:style-name="P44">| <text:s text:c="3"/>200 | Serres <text:s/>| <text:s text:c="4"/>670.8585 | 3005 |</text:p>
      <text:p text:style-name="P44">| <text:s text:c="3"/>300 | Rifkin <text:s/>| <text:s text:c="4"/>164.7240 | 3006 |</text:p>
      <text:p text:style-name="P44">| <text:s text:c="3"/>200 | Axelrod | <text:s text:c="6"/>7.5750 | 3007 |</text:p>
      <text:p text:style-name="P44">| <text:s text:c="3"/>200 | Axelrod | <text:s text:c="4"/>171.3230 | 3009 |</text:p>
      <text:p text:style-name="P44">| <text:s text:c="3"/>300 | Serres <text:s/>| <text:s text:c="4"/>170.2935 | 3010 |</text:p>
      <text:p text:style-name="P44">+--------+---------+--------------+------+</text:p>
      <text:p text:style-name="P42"/>
      <text:p text:style-name="P44">45.Count the customers with ratings above San Jose’s average.</text:p>
      <text:p text:style-name="P45"><text:s/>select count(cname) from customer where rating&gt;(select avg(rating) from customer where city="San jose");</text:p>
      <text:p text:style-name="P45">+--------------+</text:p>
      <text:p text:style-name="P45"><text:soft-page-break/>| count(cname) |</text:p>
      <text:p text:style-name="P45">+--------------+</text:p>
      <text:p text:style-name="P45">| <text:s text:c="11"/>2 |</text:p>
      <text:p text:style-name="P45">+--------------+</text:p>
      <text:p text:style-name="P45">46.Write a query that produces all pairs of salespeople with themselves as well as duplicate rows</text:p>
      <text:p text:style-name="P45">with the order reversed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6">47.Find all salespeople that are located in either Barcelona or London.</text:p>
      <text:p text:style-name="P46"/>
      <text:p text:style-name="P46">select sname from salespeople where city="Barcelona" or city="London";</text:p>
      <text:p text:style-name="P46">+--------+</text:p>
      <text:p text:style-name="P46">| sname <text:s/>|</text:p>
      <text:p text:style-name="P46">+--------+</text:p>
      <text:p text:style-name="P46">| Peel <text:s text:c="2"/>|</text:p>
      <text:p text:style-name="P46">| Motika |</text:p>
      <text:p text:style-name="P46">| Fran <text:s text:c="2"/>|</text:p>
      <text:p text:style-name="P46">| Rifkin |</text:p>
      <text:p text:style-name="P46">+--------+</text:p>
      <text:p text:style-name="P46"/>
      <text:p text:style-name="P47">48.<text:span text:style-name="T9">Find all salespeople with only one customer.</text:span></text:p>
      <text:p text:style-name="P46"/>
      <text:p text:style-name="P48">select s.sname from salespeople s join customer c on s.snum=c.snum group by c.snum having count(c.snum)=1;</text:p>
      <text:p text:style-name="P48">+---------+</text:p>
      <text:p text:style-name="P48">| sname <text:s text:c="2"/>|</text:p>
      <text:p text:style-name="P48">+---------+</text:p>
      <text:p text:style-name="P48">| Axelrod |</text:p>
      <text:p text:style-name="P48">| Motika <text:s/>|</text:p>
      <text:p text:style-name="P48">| Rifkin <text:s/>|</text:p>
      <text:p text:style-name="P48">+------</text:p>
      <text:p text:style-name="P48"/>
      <text:p text:style-name="P48"><text:soft-page-break/>50.Write a query that will give you all orders for more than $1000.00</text:p>
      <text:p text:style-name="P46"/>
      <text:p text:style-name="P48">select * from orders where amt&gt;1000;</text:p>
      <text:p text:style-name="P48">+------+---------+------------+------+</text:p>
      <text:p text:style-name="P48">| onum | amt <text:s text:c="4"/>| odate <text:s text:c="5"/>| cnum |</text:p>
      <text:p text:style-name="P48">+------+---------+------------+------+</text:p>
      <text:p text:style-name="P48">| 3002 | 1900.10 | 1996-03-10 | 2007 |</text:p>
      <text:p text:style-name="P48">| 3005 | 5160.45 | 1996-03-10 | 2003 |</text:p>
      <text:p text:style-name="P48">| 3006 | 1098.16 | 1996-03-10 | 2008 |</text:p>
      <text:p text:style-name="P48">| 3008 | 4723.00 | 1996-05-10 | 2006 |</text:p>
      <text:p text:style-name="P48">| 3009 | 1713.23 | 1996-04-10 | 2002 |</text:p>
      <text:p text:style-name="P48">| 3010 | 1309.95 | 1996-06-10 | 2004 |</text:p>
      <text:p text:style-name="P48">| 3011 | 9891.88 | 1996-06-10 | 2006 |</text:p>
      <text:p text:style-name="P48">+------+---------+------------+------+</text:p>
      <text:p text:style-name="P46"/>
      <text:p text:style-name="P46"/>
      <text:p text:style-name="P48">51.Write a query that lists each order number followed by the name of the customer who made</text:p>
      <text:p text:style-name="P48">that order.</text:p>
      <text:p text:style-name="P48"/>
      <text:p text:style-name="P49">select o.onum,c.cname from orders o join customer c on o.cnum=c.cnum;</text:p>
      <text:p text:style-name="P49">+------+----------+</text:p>
      <text:p text:style-name="P49">| onum | cname <text:s text:c="3"/>|</text:p>
      <text:p text:style-name="P49">+------+----------+</text:p>
      <text:p text:style-name="P49">| 3003 | Hoffman <text:s/>|</text:p>
      <text:p text:style-name="P49">| 3007 | Giovanni |</text:p>
      <text:p text:style-name="P49">| 3009 | Giovanni |</text:p>
      <text:p text:style-name="P49">| 3005 | Liu <text:s text:c="5"/>|</text:p>
      <text:p text:style-name="P49">| 3010 | Grass <text:s text:c="3"/>|</text:p>
      <text:p text:style-name="P49">| 3008 | Clemens <text:s/>|</text:p>
      <text:p text:style-name="P49">| 3011 | Clemens <text:s/>|</text:p>
      <text:p text:style-name="P49">| 3002 | Pereira <text:s/>|</text:p>
      <text:p text:style-name="P49">| 3001 | Cisneros |</text:p>
      <text:p text:style-name="P49">| 3006 | Cisneros |</text:p>
      <text:p text:style-name="P49">+------+----------+</text:p>
      <text:p text:style-name="P48"/>
      <text:p text:style-name="P114"/>
      <text:p text:style-name="P49">53. Write a query that selects all customers whose ratings are equal to or greater than ANY (in the</text:p>
      <text:p text:style-name="P49">SQL sense) of Serres’?</text:p>
      <text:p text:style-name="P48"/>
      <text:p text:style-name="P50">select cname from customer where rating&gt;=any(select c.rating from customer c join salespeople s on s.snum=c.snum where s.sname="Serres");</text:p>
      <text:p text:style-name="P50">+----------+</text:p>
      <text:p text:style-name="P50">| cname <text:s text:c="3"/>|</text:p>
      <text:p text:style-name="P50">+----------+</text:p>
      <text:p text:style-name="P50">| Giovanni |</text:p>
      <text:p text:style-name="P50">| Liu <text:s text:c="5"/>|</text:p>
      <text:p text:style-name="P50">| Grass <text:s text:c="3"/>|</text:p>
      <text:p text:style-name="P50">| Cisneros |</text:p>
      <text:p text:style-name="P48"/>
      <text:p text:style-name="P48"><text:soft-page-break/></text:p>
      <text:p text:style-name="P51">54.<text:span text:style-name="T10">Write 2 queries that will produce all orders taken on October 3 or October 4.</text:span></text:p>
      <text:p text:style-name="P51"/>
      <text:p text:style-name="P51"/>
      <text:p text:style-name="P52"><text:s/>select * from orders where odate="1996-04-10" or odate="1996-03-10";</text:p>
      <text:p text:style-name="P52">+------+---------+------------+------+</text:p>
      <text:p text:style-name="P52">| onum | amt <text:s text:c="4"/>| odate <text:s text:c="5"/>| cnum |</text:p>
      <text:p text:style-name="P52">+------+---------+------------+------+</text:p>
      <text:p text:style-name="P52">| 3001 | <text:s text:c="2"/>18.69 | 1996-03-10 | 2008 |</text:p>
      <text:p text:style-name="P52">| 3002 | 1900.10 | 1996-03-10 | 2007 |</text:p>
      <text:p text:style-name="P52">| 3003 | <text:s/>767.19 | 1996-03-10 | 2001 |</text:p>
      <text:p text:style-name="P52">| 3005 | 5160.45 | 1996-03-10 | 2003 |</text:p>
      <text:p text:style-name="P52">| 3006 | 1098.16 | 1996-03-10 | 2008 |</text:p>
      <text:p text:style-name="P52">| 3007 | <text:s text:c="2"/>75.75 | 1996-04-10 | 2002 |</text:p>
      <text:p text:style-name="P52">| 3009 | 1713.23 | 1996-04-10 | 2002 |</text:p>
      <text:p text:style-name="P52">+------+---------+------------+------+</text:p>
      <text:p text:style-name="P52"/>
      <text:p text:style-name="P52"/>
      <text:p text:style-name="P52">55.Write a query that produces all pairs of orders by a given customer. Name that customer and</text:p>
      <text:p text:style-name="P52">eliminate duplicates.</text:p>
      <text:p text:style-name="P52"/>
      <text:p text:style-name="P53"><text:s/>select c.cname,o.onum,o.amt,o.odate from customer c join orders o on o.cnum=c.cnum;</text:p>
      <text:p text:style-name="P53">+----------+------+---------+------------+</text:p>
      <text:p text:style-name="P53">| cname <text:s text:c="3"/>| onum | amt <text:s text:c="4"/>| odate <text:s text:c="5"/>|</text:p>
      <text:p text:style-name="P53">+----------+------+---------+------------+</text:p>
      <text:p text:style-name="P53">| Hoffman <text:s/>| 3003 | <text:s/>767.19 | 1996-03-10 |</text:p>
      <text:p text:style-name="P53">| Giovanni | 3007 | <text:s text:c="2"/>75.75 | 1996-04-10 |</text:p>
      <text:p text:style-name="P53">| Giovanni | 3009 | 1713.23 | 1996-04-10 |</text:p>
      <text:p text:style-name="P53">| Liu <text:s text:c="5"/>| 3005 | 5160.45 | 1996-03-10 |</text:p>
      <text:p text:style-name="P53">| Grass <text:s text:c="3"/>| 3010 | 1309.95 | 1996-06-10 |</text:p>
      <text:p text:style-name="P53">| Clemens <text:s/>| 3008 | 4723.00 | 1996-05-10 |</text:p>
      <text:p text:style-name="P53">| Clemens <text:s/>| 3011 | 9891.88 | 1996-06-10 |</text:p>
      <text:p text:style-name="P53">| Pereira <text:s/>| 3002 | 1900.10 | 1996-03-10 |</text:p>
      <text:p text:style-name="P53">| Cisneros | 3001 | <text:s text:c="2"/>18.69 | 1996-03-10 |</text:p>
      <text:p text:style-name="P53">| Cisneros | 3006 | 1098.16 | 1996-03-10 |</text:p>
      <text:p text:style-name="P53"/>
      <text:p text:style-name="P53"/>
      <text:p text:style-name="P53">56.Find only those customers whose ratings are higher than every customer in Rome.</text:p>
      <text:p text:style-name="P53"/>
      <text:p text:style-name="P54">select cname from customer where rating&gt;all(select rating from customer where city="Rome");</text:p>
      <text:p text:style-name="P54">+----------+</text:p>
      <text:p text:style-name="P54">| cname <text:s text:c="3"/>|</text:p>
      <text:p text:style-name="P54">+----------+</text:p>
      <text:p text:style-name="P54">| Grass <text:s text:c="3"/>|</text:p>
      <text:p text:style-name="P54">| Cisneros |</text:p>
      <text:p text:style-name="P54">+----------+</text:p>
      <text:p text:style-name="P54"/>
      <text:p text:style-name="P54">57. Write a query on the Customers table whose output will exclude all customers with a rating &lt;=</text:p>
      <text:p text:style-name="P54">100.00, unless they are located in Rome.</text:p>
      <text:p text:style-name="P54"><text:soft-page-break/></text:p>
      <text:p text:style-name="P54"><text:s/>select cname from customer where rating&gt;100 or city="Rome";</text:p>
      <text:p text:style-name="P54">+----------+</text:p>
      <text:p text:style-name="P54">| cname <text:s text:c="3"/>|</text:p>
      <text:p text:style-name="P54">+----------+</text:p>
      <text:p text:style-name="P54">| Giovanni |</text:p>
      <text:p text:style-name="P54">| Liu <text:s text:c="5"/>|</text:p>
      <text:p text:style-name="P54">| Grass <text:s text:c="3"/>|</text:p>
      <text:p text:style-name="P54">| Pereira <text:s/>|</text:p>
      <text:p text:style-name="P54">| Cisneros |</text:p>
      <text:p text:style-name="P54">+----------+</text:p>
      <text:p text:style-name="P54"/>
      <text:p text:style-name="P54">58. Find all rows from the Customers table for which the salesperson number is 1001.</text:p>
      <text:p text:style-name="P54"/>
      <text:p text:style-name="P54">select * from customer where snum="1001";</text:p>
      <text:p text:style-name="P54">+------+---------+--------+--------+------+</text:p>
      <text:p text:style-name="P54">| cnum | cname <text:s text:c="2"/>| city <text:s text:c="2"/>| rating | snum |</text:p>
      <text:p text:style-name="P54">+------+---------+--------+--------+------+</text:p>
      <text:p text:style-name="P54">| 2001 | Hoffman | London | <text:s text:c="3"/>100 | 1001 |</text:p>
      <text:p text:style-name="P54">| 2006 | Clemens | London | <text:s text:c="3"/>100 | 1001 |</text:p>
      <text:p text:style-name="P54"/>
      <text:p text:style-name="P55">59.<text:span text:style-name="T11">Find the total amount in Orders for each salesperson for whom this total is greater than the</text:span></text:p>
      <text:p text:style-name="P56">amount of the largest order in the table.</text:p>
      <text:p text:style-name="P54"/>
      <text:p text:style-name="P56">select sum(o.amt),s.sname from orders o join customer c on o.cnum=c.cnum join salespeople s on s.snum=c.snum group by s.sname having sum(o.amt)&gt;(select max(amt) from orders);</text:p>
      <text:p text:style-name="P56">+------------+-------+</text:p>
      <text:p text:style-name="P56">| sum(o.amt) | sname |</text:p>
      <text:p text:style-name="P56">+------------+-------+</text:p>
      <text:p text:style-name="P56">| <text:s text:c="2"/>15382.07 | Peel <text:s/>|</text:p>
      <text:p text:style-name="P56">+------------+-------+</text:p>
      <text:p text:style-name="P54"/>
      <text:p text:style-name="P54"/>
      <text:p text:style-name="P54"/>
      <text:p text:style-name="P54"/>
      <text:p text:style-name="P54"/>
      <text:p text:style-name="P57">60.<text:span text:style-name="T12">Write a query that selects all orders save those with zeroes or NULLs in the amount field.</text:span></text:p>
      <text:p text:style-name="P54"/>
      <text:p text:style-name="P58"><text:s/>select * from orders where amt="0" or amt=NULL;</text:p>
      <text:p text:style-name="P58">Empty set, 1 warning (0.00 sec)</text:p>
      <text:p text:style-name="P58"/>
      <text:p text:style-name="P59">62.List all Salespeople’s names and the Commission they have earned.</text:p>
      <text:p text:style-name="P54"/>
      <text:p text:style-name="P59"><text:s/>select s.sname,sum(s.comm*amt) from orders o join customer c on o.cnum=c.cnum join salespeople s on s.snum=c.snum group by s.sname;</text:p>
      <text:p text:style-name="P59">+---------+-----------------+</text:p>
      <text:p text:style-name="P59">| sname <text:s text:c="2"/>| sum(s.comm*amt) |</text:p>
      <text:p text:style-name="P59">+---------+-----------------+</text:p>
      <text:p text:style-name="P59">| Axelrod | <text:s text:c="7"/>178.8980 |</text:p>
      <text:p text:style-name="P59"><text:soft-page-break/>| Motika <text:s/>| <text:s text:c="7"/>209.0110 |</text:p>
      <text:p text:style-name="P59">| Peel <text:s text:c="3"/>| <text:s text:c="6"/>1845.8484 |</text:p>
      <text:p text:style-name="P59">| Rifkin <text:s/>| <text:s text:c="7"/>167.5275 |</text:p>
      <text:p text:style-name="P59">| Serres <text:s/>| <text:s text:c="7"/>841.1520 |</text:p>
      <text:p text:style-name="P59">+---------+-----------------+</text:p>
      <text:p text:style-name="P54"/>
      <text:p text:style-name="P54"/>
      <text:p text:style-name="P54"/>
      <text:p text:style-name="P54"/>
      <text:p text:style-name="P61">65.Write a query that produces the names and ratings of all customers of all who have above</text:p>
      <text:p text:style-name="P61">average order.</text:p>
      <text:p text:style-name="P61"/>
      <text:p text:style-name="P62"><text:s/>select c.cname,c.rating from customer c join orders o on c.cnum=o.cnum where o.amt&gt;(select avg(amt) from orders);</text:p>
      <text:p text:style-name="P62">+---------+--------+</text:p>
      <text:p text:style-name="P62">| cname <text:s text:c="2"/>| rating |</text:p>
      <text:p text:style-name="P62">+---------+--------+</text:p>
      <text:p text:style-name="P62">| Liu <text:s text:c="4"/>| <text:s text:c="3"/>200 |</text:p>
      <text:p text:style-name="P62">| Clemens | <text:s text:c="3"/>100 |</text:p>
      <text:p text:style-name="P62">| Clemens | <text:s text:c="3"/>100 |</text:p>
      <text:p text:style-name="P62">+---------+--------+</text:p>
      <text:p text:style-name="P61"/>
      <text:p text:style-name="P62">66.Find the SUM of all purchases from the Orders table.</text:p>
      <text:p text:style-name="P61"/>
      <text:p text:style-name="P63">select sum(amt) from orders;</text:p>
      <text:p text:style-name="P63">+----------+</text:p>
      <text:p text:style-name="P63">| sum(amt) |</text:p>
      <text:p text:style-name="P63">+----------+</text:p>
      <text:p text:style-name="P63">| 26658.40 |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Table_20_Contents"/>
            </table:table-cell>
          </table:table-row>
        </table:table-header-rows>
      </table:table>
      <text:p text:style-name="P117"/>
      <text:p text:style-name="P63">67.Write a SELECT command that produces the order number, amount and date for all rows in</text:p>
      <text:p text:style-name="P63">the order table.</text:p>
      <text:p text:style-name="P61"/>
      <text:p text:style-name="P61"/>
      <text:p text:style-name="P64"><text:s/>select onum,amt,odate from orders;</text:p>
      <text:p text:style-name="P64">+------+---------+------------+</text:p>
      <text:p text:style-name="P64">| onum | amt <text:s text:c="4"/>| odate <text:s text:c="5"/>|</text:p>
      <text:p text:style-name="P64">+------+---------+------------+</text:p>
      <text:p text:style-name="P64">| 3001 | <text:s text:c="2"/>18.69 | 1996-03-10 |</text:p>
      <text:p text:style-name="P64">| 3002 | 1900.10 | 1996-03-10 |</text:p>
      <text:p text:style-name="P64">| 3003 | <text:s/>767.19 | 1996-03-10 |</text:p>
      <text:p text:style-name="P64">| 3005 | 5160.45 | 1996-03-10 |</text:p>
      <text:p text:style-name="P64">| 3006 | 1098.16 | 1996-03-10 |</text:p>
      <text:p text:style-name="P64">| 3007 | <text:s text:c="2"/>75.75 | 1996-04-10 |</text:p>
      <text:p text:style-name="P64">| 3008 | 4723.00 | 1996-05-10 |</text:p>
      <text:p text:style-name="P64">| 3009 | 1713.23 | 1996-04-10 |</text:p>
      <text:p text:style-name="P64">| 3010 | 1309.95 | 1996-06-10 |</text:p>
      <text:p text:style-name="P64"><text:soft-page-break/>| 3011 | 9891.88 | 1996-06-10 |</text:p>
      <text:p text:style-name="P64">+------+---------+------------+</text:p>
      <text:p text:style-name="P61"/>
      <text:p text:style-name="P64">68.Count the number of nonNULL rating fields in the Customers table (including repeats).</text:p>
      <text:p text:style-name="P61"/>
      <text:p text:style-name="P64">select count(rating) from customer where rating is not null;</text:p>
      <text:p text:style-name="P64">+---------------+</text:p>
      <text:p text:style-name="P64">| count(rating) |</text:p>
      <text:p text:style-name="P64">+---------------+</text:p>
      <text:p text:style-name="P64">| <text:s text:c="12"/>7 |</text:p>
      <text:p text:style-name="P64">+---------------+</text:p>
      <text:p text:style-name="P61"/>
      <text:p text:style-name="P64">69.Write a query that gives the names of both the salesperson and the customer for each order</text:p>
      <text:p text:style-name="P64">after the order number.</text:p>
      <text:p text:style-name="P61"/>
      <text:p text:style-name="P65">------+----------+---------+</text:p>
      <text:p text:style-name="P65">| onum | cname <text:s text:c="3"/>| sname <text:s text:c="2"/>|</text:p>
      <text:p text:style-name="P65">+------+----------+---------+</text:p>
      <text:p text:style-name="P65">| 3003 | Hoffman <text:s/>| Peel <text:s text:c="3"/>|</text:p>
      <text:p text:style-name="P65">| 3007 | Giovanni | Axelrod |</text:p>
      <text:p text:style-name="P65">| 3009 | Giovanni | Axelrod |</text:p>
      <text:p text:style-name="P65">| 3005 | Liu <text:s text:c="5"/>| Serres <text:s/>|</text:p>
      <text:p text:style-name="P65">| 3010 | Grass <text:s text:c="3"/>| Serres <text:s/>|</text:p>
      <text:p text:style-name="P65">| 3008 | Clemens <text:s/>| Peel <text:s text:c="3"/>|</text:p>
      <text:p text:style-name="P65">| 3011 | Clemens <text:s/>| Peel <text:s text:c="3"/>|</text:p>
      <text:p text:style-name="P65">| 3002 | Pereira <text:s/>| Motika <text:s/>|</text:p>
      <text:p text:style-name="P65">| 3001 | Cisneros | Rifkin <text:s/>|</text:p>
      <text:p text:style-name="P65">| 3006 | Cisneros | Rifkin <text:s/>|</text:p>
      <text:p text:style-name="P65">+------+----------+---------+</text:p>
      <text:p text:style-name="P61"/>
      <text:p text:style-name="P61"/>
      <text:p text:style-name="P65">70. List the commissions of all salespeople servicing customers in London.</text:p>
      <text:p text:style-name="P61"/>
      <text:p text:style-name="P61"/>
      <text:p text:style-name="P66"><text:s/>select distinct(s.sname),s.comm from salespeople s join customer c on s.snum=c.snum where c.city="London";</text:p>
      <text:p text:style-name="P66">+-------+------+</text:p>
      <text:p text:style-name="P66">| sname | comm |</text:p>
      <text:p text:style-name="P66">+-------+------+</text:p>
      <text:p text:style-name="P66">| Peel <text:s/>| 0.12 |</text:p>
      <text:p text:style-name="P66">+-------+------+</text:p>
      <text:p text:style-name="P61"/>
      <text:p text:style-name="P61"/>
      <text:p text:style-name="P61"/>
      <text:p text:style-name="P66">71.Write a query using ANY or ALL that will find all salespeople who have no customers located in</text:p>
      <text:p text:style-name="P66">their city</text:p>
      <text:p text:style-name="P61"/>
      <text:p text:style-name="P67">select sname from salespeople where not sname=any(select s.sname from salespeople s join customer c on s.snum=c.snum where c.city=s.city);</text:p>
      <text:p text:style-name="P67"><text:soft-page-break/>+---------+</text:p>
      <text:p text:style-name="P67">| sname <text:s text:c="2"/>|</text:p>
      <text:p text:style-name="P67">+---------+</text:p>
      <text:p text:style-name="P67">| Axelrod |</text:p>
      <text:p text:style-name="P67">| Motika <text:s/>|</text:p>
      <text:p text:style-name="P67">| Fran <text:s text:c="3"/>|</text:p>
      <text:p text:style-name="P67">| Rifkin <text:s/>|</text:p>
      <text:p text:style-name="P67">+---------+</text:p>
      <text:p text:style-name="P61"/>
      <text:p text:style-name="P67">72. Write a query using the EXISTS operator that selects all salespeople with customers located in</text:p>
      <text:p text:style-name="P67">their cities who are not assigned to them.</text:p>
      <text:p text:style-name="P61"/>
      <text:p text:style-name="P68">select distinct(s.sname) from salespeople s join customer c on s.city=c.city and not s.snum=c.snum and exists(select distinct(s.sname) from salespeople s join customer c on s.city=c.city and not s.snum=c.snum);</text:p>
      <text:p text:style-name="P68">+--------+</text:p>
      <text:p text:style-name="P68">| sname <text:s/>|</text:p>
      <text:p text:style-name="P68">+--------+</text:p>
      <text:p text:style-name="P68">| Motika |</text:p>
      <text:p text:style-name="P68">| Fran <text:s text:c="2"/>|</text:p>
      <text:p text:style-name="P68">| Serres |</text:p>
      <text:p text:style-name="P68">+--------+</text:p>
      <text:p text:style-name="P61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73.<text:span text:style-name="T16">Write a query that selects all customers serviced by Peel or Motika. (Hint : The SNUM field</text:span></text:p>
      <text:p text:style-name="P72">relates the two tables to one another.)</text:p>
      <text:p text:style-name="P61"/>
      <text:p text:style-name="P70">select c.cname from customer c join salespeople s on s.snum=c.snum where s.sname="peel" or s.sname="Motika";</text:p>
      <text:p text:style-name="P70">+---------+</text:p>
      <text:p text:style-name="P70">| cname <text:s text:c="2"/>|</text:p>
      <text:p text:style-name="P70">+---------+</text:p>
      <text:p text:style-name="P70">| Hoffman |</text:p>
      <text:p text:style-name="P70">| Clemens |</text:p>
      <text:p text:style-name="P70">| Pereira |</text:p>
      <text:p text:style-name="P70">+---------+</text:p>
      <text:p text:style-name="P61"/>
      <text:p text:style-name="P61"/>
      <text:p text:style-name="P70">74. Count the number of salespeople registering orders for each day. (If a salesperson has more</text:p>
      <text:p text:style-name="P70">than one order on a given day, he or she should be counted only once.)</text:p>
      <text:p text:style-name="P61"/>
      <text:p text:style-name="P71"><text:soft-page-break/>select count(distinct(s.sname)),o.odate from salespeople s join customer c on s.snum=c.snum join orders o on c.cnum=o.cnum group by o.odate;</text:p>
      <text:p text:style-name="P71">+--------------------------+------------+</text:p>
      <text:p text:style-name="P71">| count(distinct(s.sname)) | odate <text:s text:c="5"/>|</text:p>
      <text:p text:style-name="P71">+--------------------------+------------+</text:p>
      <text:p text:style-name="P71">| <text:s text:c="23"/>4 | 1996-03-10 |</text:p>
      <text:p text:style-name="P71">| <text:s text:c="23"/>1 | 1996-04-10 |</text:p>
      <text:p text:style-name="P71">| <text:s text:c="23"/>1 | 1996-05-10 |</text:p>
      <text:p text:style-name="P71">| <text:s text:c="23"/>2 | 1996-06-10 |</text:p>
      <text:p text:style-name="P71">+--------------------------+------------+</text:p>
      <text:p text:style-name="P61"/>
      <text:p text:style-name="P61"/>
      <text:p text:style-name="P71">75.Find all orders attributed to salespeople in London.</text:p>
      <text:p text:style-name="P61"/>
      <text:p text:style-name="P73">elect o.onum,o.amt,o.odate from orders o join customer c on o.cnum=c.cnum join salespeople s on c.snum=s.snum where s.city="London";</text:p>
      <text:p text:style-name="P73">+------+---------+------------+</text:p>
      <text:p text:style-name="P73">| onum | amt <text:s text:c="4"/>| odate <text:s text:c="5"/>|</text:p>
      <text:p text:style-name="P73">+------+---------+------------+</text:p>
      <text:p text:style-name="P73">| 3003 | <text:s/>767.19 | 1996-03-10 |</text:p>
      <text:p text:style-name="P73">| 3008 | 4723.00 | 1996-05-10 |</text:p>
      <text:p text:style-name="P73">| 3011 | 9891.88 | 1996-06-10 |</text:p>
      <text:p text:style-name="P73">| 3002 | 1900.10 | 1996-03-10 |</text:p>
      <text:p text:style-name="P73">+------+---------+------------+</text:p>
      <text:p text:style-name="P61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76.<text:span text:style-name="T18">Find all orders by customers not located in the same cities as their salespeople.</text:span></text:p>
      <text:p text:style-name="P61"/>
      <text:p text:style-name="P75">select o.onum,o.amt,o.odate,c.city,s.city from orders o join customer c on o.cnum=c.cnum join salespeople s on s.snum=c.snum where not c.city=s.city;</text:p>
      <text:p text:style-name="P75">+------+---------+------------+----------+-----------+</text:p>
      <text:p text:style-name="P75">| onum | amt <text:s text:c="4"/>| odate <text:s text:c="5"/>| city <text:s text:c="4"/>| city <text:s text:c="5"/>|</text:p>
      <text:p text:style-name="P75">+------+---------+------------+----------+-----------+</text:p>
      <text:p text:style-name="P75">| 3007 | <text:s text:c="2"/>75.75 | 1996-04-10 | Rome <text:s text:c="4"/>| Newyork <text:s text:c="2"/>|</text:p>
      <text:p text:style-name="P75">| 3009 | 1713.23 | 1996-04-10 | Rome <text:s text:c="4"/>| Newyork <text:s text:c="2"/>|</text:p>
      <text:p text:style-name="P75">| 3010 | 1309.95 | 1996-06-10 | Berlin <text:s text:c="2"/>| San jose <text:s/>|</text:p>
      <text:p text:style-name="P75">| 3002 | 1900.10 | 1996-03-10 | Rome <text:s text:c="4"/>| London <text:s text:c="3"/>|</text:p>
      <text:p text:style-name="P75">| 3001 | <text:s text:c="2"/>18.69 | 1996-03-10 | San Jose | Barcelona |</text:p>
      <text:p text:style-name="P75">| 3006 | 1098.16 | 1996-03-10 | San Jose | Barcelona |</text:p>
      <text:p text:style-name="P75">+------+---------+------------+----------+-----------+</text:p>
      <text:p text:style-name="P75">6 rows in set (0.00 sec)</text:p>
      <text:p text:style-name="P61"><text:soft-page-break/></text:p>
      <text:p text:style-name="P61"/>
      <text:p text:style-name="P75">77.Find all salespeople who have customers with more than one current order.</text:p>
      <text:p text:style-name="P61"/>
      <text:p text:style-name="P76">select s.sname,c.cnum,count(c.cnum) from salespeople s join customer c on s.snum=c.snum join orders o on o.cnum=c.cnum group by c.cnum having count(c.cnum)&gt;1;</text:p>
      <text:p text:style-name="P76">+---------+------+---------------+</text:p>
      <text:p text:style-name="P76">| sname <text:s text:c="2"/>| cnum | count(c.cnum) |</text:p>
      <text:p text:style-name="P76">+---------+------+---------------+</text:p>
      <text:p text:style-name="P76">| Axelrod | 2002 | <text:s text:c="12"/>2 |</text:p>
      <text:p text:style-name="P76">| Peel <text:s text:c="3"/>| 2006 | <text:s text:c="12"/>2 |</text:p>
      <text:p text:style-name="P76">| Rifkin <text:s/>| 2008 | <text:s text:c="12"/>2 |</text:p>
      <text:p text:style-name="P76">+---------+------+---------------+</text:p>
      <text:p text:style-name="P61"/>
      <text:p text:style-name="P76">78.Write a query that extracts from the Customers table every customer assigned to a</text:p>
      <text:p text:style-name="P76">salesperson who currently has at least one other customer (besides the customer being</text:p>
      <text:p text:style-name="P76">selected) with orders in the Orders table.</text:p>
      <text:p text:style-name="P7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7">79.Write a query that selects all customers whose names begin with ‘C’.</text:p>
      <text:p text:style-name="P77"/>
      <text:p text:style-name="P78"><text:s/>select cname from customer where cname like "c%";</text:p>
      <text:p text:style-name="P78">+----------+</text:p>
      <text:p text:style-name="P78">| cname <text:s text:c="3"/>|</text:p>
      <text:p text:style-name="P78">+----------+</text:p>
      <text:p text:style-name="P78">| Clemens <text:s/>|</text:p>
      <text:p text:style-name="P78">| Cisneros |</text:p>
      <text:p text:style-name="P78">+----------+</text:p>
      <text:p text:style-name="P78"/>
      <text:p text:style-name="P78">80.Write a query on the Customers table that will find the highest rating in each city. Put the output</text:p>
      <text:p text:style-name="P78">in this form : for the city (city) the highest rating is : (rating).</text:p>
      <text:p text:style-name="P78"/>
      <text:p text:style-name="P78"/>
      <text:p text:style-name="P78">select city,max(rating) from customer group by city;</text:p>
      <text:p text:style-name="P78">+----------+-------------+</text:p>
      <text:p text:style-name="P78"><text:soft-page-break/>| city <text:s text:c="4"/>| max(rating) |</text:p>
      <text:p text:style-name="P78">+----------+-------------+</text:p>
      <text:p text:style-name="P78">| Berlin <text:s text:c="2"/>| <text:s text:c="8"/>300 |</text:p>
      <text:p text:style-name="P78">| London <text:s text:c="2"/>| <text:s text:c="8"/>100 |</text:p>
      <text:p text:style-name="P78">| Rome <text:s text:c="4"/>| <text:s text:c="8"/>200 |</text:p>
      <text:p text:style-name="P78">| San Jose | <text:s text:c="8"/>300 |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/>
            </table:table-cell>
            <table:table-cell table:style-name="Table3.B1" office:value-type="string">
              <text:p text:style-name="Table_20_Contents"/>
            </table:table-cell>
          </table:table-row>
        </table:table-header-rows>
      </table:table>
      <text:p text:style-name="P78"/>
      <text:p text:style-name="P78">81.Write a query that will produce the SNUM values of all salespeople with orders currently in the</text:p>
      <text:p text:style-name="P78">Orders table (without any repeats).</text:p>
      <text:p text:style-name="P78"/>
      <text:p text:style-name="P79">select distinct(s.snum) from salespeople s join customer c on s.snum=c.snum join orders o on o.cnum=c.cnum;</text:p>
      <text:p text:style-name="P79">+------+</text:p>
      <text:p text:style-name="P79">| snum |</text:p>
      <text:p text:style-name="P79">+------+</text:p>
      <text:p text:style-name="P79">| 1001 |</text:p>
      <text:p text:style-name="P79">| 1002 |</text:p>
      <text:p text:style-name="P79">| 1003 |</text:p>
      <text:p text:style-name="P79">| 1004 |</text:p>
      <text:p text:style-name="P79">| 1007 |</text:p>
      <text:p text:style-name="P79">+------+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82.Write a query that lists customers in descending order of rating. Output the rating field first,</text:p>
      <text:p text:style-name="P79">followed by the customer’s names and numbers.</text:p>
      <text:p text:style-name="P79">select rating,cname,cnum from customer order by rating desc;</text:p>
      <text:p text:style-name="P79">+--------+----------+------+</text:p>
      <text:p text:style-name="P79">| rating | cname <text:s text:c="3"/>| cnum |</text:p>
      <text:p text:style-name="P79">+--------+----------+------+</text:p>
      <text:p text:style-name="P79">| <text:s text:c="3"/>300 | Grass <text:s text:c="3"/>| 2004 |</text:p>
      <text:p text:style-name="P79">| <text:s text:c="3"/>300 | Cisneros | 2008 |</text:p>
      <text:p text:style-name="P79">| <text:s text:c="3"/>200 | Giovanni | 2002 |</text:p>
      <text:p text:style-name="P79">| <text:s text:c="3"/>200 | Liu <text:s text:c="5"/>| 2003 |</text:p>
      <text:p text:style-name="P79">| <text:s text:c="3"/>100 | Hoffman <text:s/>| 2001 |</text:p>
      <text:p text:style-name="P79">| <text:s text:c="3"/>100 | Clemens <text:s/>| 2006 |</text:p>
      <text:p text:style-name="P79">| <text:s text:c="3"/>100 | Pereira <text:s/>| 2007 |</text:p>
      <text:p text:style-name="P79">+--------+----------+------+</text:p>
      <text:p text:style-name="P79"/>
      <text:p text:style-name="P79"><text:soft-page-break/>83.Find the average commission for salespeople in London.</text:p>
      <text:p text:style-name="P79"/>
      <text:p text:style-name="P80">select avg(o.amt) from salespeople s join customer c on s.snum=c.snum join orders o on o.cnum=c.cnum where s.city="London";</text:p>
      <text:p text:style-name="P80">+-------------+</text:p>
      <text:p text:style-name="P80">| avg(o.amt) <text:s/>|</text:p>
      <text:p text:style-name="P80">+-------------+</text:p>
      <text:p text:style-name="P80">| 4320.542500 |</text:p>
      <text:p text:style-name="P80">+-------------+</text:p>
      <text:p text:style-name="P80"/>
      <text:p text:style-name="P80">84.Find all orders credited to the same salesperson who services Hoffman (CNUM 2001).</text:p>
      <text:p text:style-name="P80"/>
      <text:p text:style-name="P81">select o.onum from salespeople s join customer c on s.snum=c.snum join orders o on o.cnum=c.cnum where s.sname=(select s.sname from salespeople s join customer c on s.snum=c.snum where c.cname="hoffman");</text:p>
      <text:p text:style-name="P81">+------+</text:p>
      <text:p text:style-name="P81">| onum |</text:p>
      <text:p text:style-name="P81">+------+</text:p>
      <text:p text:style-name="P81">| 3003 |</text:p>
      <text:p text:style-name="P81">| 3008 |</text:p>
      <text:p text:style-name="P81">| 3011 |</text:p>
      <text:p text:style-name="P81">+------+</text:p>
      <text:p text:style-name="P81"/>
      <text:p text:style-name="P81">85.Find all salespeople whose commission is in between 0.10 and 0.12 (both inclusive).</text:p>
      <text:p text:style-name="P81"/>
      <text:p text:style-name="P81">select sname,comm from salespeople where comm between 0.10 and 0.12;</text:p>
      <text:p text:style-name="P81">+---------+------+</text:p>
      <text:p text:style-name="P81">| sname <text:s text:c="2"/>| comm |</text:p>
      <text:p text:style-name="P81">+---------+------+</text:p>
      <text:p text:style-name="P81">| Peel <text:s text:c="3"/>| 0.12 |</text:p>
      <text:p text:style-name="P81">| Axelrod | 0.10 |</text:p>
      <text:p text:style-name="P81">| Motika <text:s/>| 0.11 |</text:p>
      <text:p text:style-name="P81">+---------+------+</text:p>
      <text:p text:style-name="P81">86.Write a query that will give you the names and cities of all salespeople in London with a</text:p>
      <text:p text:style-name="P81">commission above 0.10.</text:p>
      <text:p text:style-name="P81"/>
      <text:p text:style-name="P81"><text:s/>select * from salespeople where city="London" and comm&gt;0.10;</text:p>
      <text:p text:style-name="P81">+------+--------+--------+------+</text:p>
      <text:p text:style-name="P81">| snum | sname <text:s/>| city <text:s text:c="2"/>| comm |</text:p>
      <text:p text:style-name="P81">+------+--------+--------+------+</text:p>
      <text:p text:style-name="P81">| 1001 | Peel <text:s text:c="2"/>| London | 0.12 |</text:p>
      <text:p text:style-name="P81">| 1004 | Motika | London | 0.11 |</text:p>
      <text:p text:style-name="P81">| 1005 | Fran <text:s text:c="2"/>| London | 0.26 |</text:p>
      <text:p text:style-name="P81">+------+--------+--------+------+</text:p>
      <text:p text:style-name="P81"/>
      <text:p text:style-name="P81">87.What will be the output from the following query?</text:p>
      <text:p text:style-name="P82">SELECT * FROM ORDERSwhere (amt &lt; 1000 OR NOT (odate = 10/03/1996 AND cnum &gt;</text:p>
      <text:p text:style-name="P82">2003));</text:p>
      <text:p text:style-name="P82"/>
      <text:p text:style-name="P83"><text:soft-page-break/>error;</text:p>
      <text:p text:style-name="P83"/>
      <text:p text:style-name="P83">88.Write a query that selects each customer’s smallest order.</text:p>
      <text:p text:style-name="P83"/>
      <text:p text:style-name="P83">select c.cname,min(o.amt) from customer c join orders o on o.cnum=c.cnum group by c.cname;</text:p>
      <text:p text:style-name="P83">+----------+------------+</text:p>
      <text:p text:style-name="P83">| cname <text:s text:c="3"/>| min(o.amt) |</text:p>
      <text:p text:style-name="P83">+----------+------------+</text:p>
      <text:p text:style-name="P83">| Cisneros | <text:s text:c="5"/>18.69 |</text:p>
      <text:p text:style-name="P83">| Clemens <text:s/>| <text:s text:c="3"/>4723.00 |</text:p>
      <text:p text:style-name="P83">| Giovanni | <text:s text:c="5"/>75.75 |</text:p>
      <text:p text:style-name="P83">| Grass <text:s text:c="3"/>| <text:s text:c="3"/>1309.95 |</text:p>
      <text:p text:style-name="P83">| Hoffman <text:s/>| <text:s text:c="4"/>767.19 |</text:p>
      <text:p text:style-name="P83">| Liu <text:s text:c="5"/>| <text:s text:c="3"/>5160.45 |</text:p>
      <text:p text:style-name="P83">| Pereira <text:s/>| <text:s text:c="3"/>1900.10 |</text:p>
      <text:p text:style-name="P83">+----------+------------+</text:p>
      <text:p text:style-name="P83"/>
      <text:p text:style-name="P83">89.Write a query that selects the first customer in alphabetical order whose name begins with G.</text:p>
      <text:p text:style-name="P83"/>
      <text:p text:style-name="P84"><text:s/>select cname from customer where cname like "g%" order by cname limit 1;</text:p>
      <text:p text:style-name="P84">+----------+</text:p>
      <text:p text:style-name="P84">| cname <text:s text:c="3"/>|</text:p>
      <text:p text:style-name="P84">+----------+</text:p>
      <text:p text:style-name="P84">| Giovanni |</text:p>
      <text:p text:style-name="P84">+----------+</text:p>
      <text:p text:style-name="P83"/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p text:style-name="P84">90.Write a query that counts the number of different nonNULL city values in the Customers table.</text:p>
      <text:p text:style-name="P84"/>
      <text:p text:style-name="P84"/>
      <text:p text:style-name="P84"><text:s/>select count(distinct(city)) from customer where city is not null;</text:p>
      <text:p text:style-name="P84">+-----------------------+</text:p>
      <text:p text:style-name="P84">| count(distinct(city)) |</text:p>
      <text:p text:style-name="P84">+-----------------------+</text:p>
      <text:p text:style-name="P84">| <text:s text:c="20"/>4 |</text:p>
      <text:p text:style-name="P84">+-----------------------+</text:p>
      <text:p text:style-name="P84"/>
      <text:p text:style-name="P84">91.Find the average amount from the Orders table.</text:p>
      <text:p text:style-name="P84"/>
      <text:p text:style-name="P84"/>
      <text:p text:style-name="P84"><text:s/>select avg(amt) from orders;</text:p>
      <text:p text:style-name="P84">+-------------+</text:p>
      <text:p text:style-name="P84">| avg(amt) <text:s text:c="3"/>|</text:p>
      <text:p text:style-name="P84"><text:soft-page-break/>+-------------+</text:p>
      <text:p text:style-name="P84">| 2665.840000 |</text:p>
      <text:p text:style-name="P84">+-------------+</text:p>
      <text:p text:style-name="P84"/>
      <text:p text:style-name="P84"/>
      <text:p text:style-name="P84">92.What would be the output from the following query?</text:p>
      <text:p text:style-name="P84">SELECT * FROM ORDERS</text:p>
      <text:p text:style-name="P84">WHERE NOT (odate = 10/03/96 OR snum &gt; 1006) AND amt &gt;=</text:p>
      <text:p text:style-name="P84">1500);</text:p>
      <text:p text:style-name="P84"/>
      <text:p text:style-name="P84">error;</text:p>
      <text:p text:style-name="P84"/>
      <text:p text:style-name="P84">93.Find all customers who are not located in San Jose and whose rating is above 200.</text:p>
      <text:p text:style-name="P84"/>
      <text:p text:style-name="P84"/>
      <text:p text:style-name="P84">select * from customer where not city="San jose" and rating&gt;200;</text:p>
      <text:p text:style-name="P84">+------+-------+--------+--------+------+</text:p>
      <text:p text:style-name="P84">| cnum | cname | city <text:s text:c="2"/>| rating | snum |</text:p>
      <text:p text:style-name="P84">+------+-------+--------+--------+------+</text:p>
      <text:p text:style-name="P84">| 2004 | Grass | Berlin | <text:s text:c="3"/>300 | 1002 |</text:p>
      <text:p text:style-name="P84">+------+-------+--------+--------+------+</text:p>
      <text:p text:style-name="P83"/>
      <text:p text:style-name="P84">94.Give a simpler way to write this query :</text:p>
      <text:p text:style-name="P84">SELECT snum, sname city, comm FROM salespeople</text:p>
      <text:p text:style-name="P84">WHERE (comm &gt; + 0.12 OR comm &lt; 0.14);</text:p>
      <text:p text:style-name="P83"/>
      <text:p text:style-name="P85"><text:s/>select * from salespeople where comm between 0.12 and 0.14;</text:p>
      <text:p text:style-name="P85">+------+--------+----------+------+</text:p>
      <text:p text:style-name="P85">| snum | sname <text:s/>| city <text:s text:c="4"/>| comm |</text:p>
      <text:p text:style-name="P85">+------+--------+----------+------+</text:p>
      <text:p text:style-name="P85">| 1001 | Peel <text:s text:c="2"/>| London <text:s text:c="2"/>| 0.12 |</text:p>
      <text:p text:style-name="P85">| 1002 | Serres | San jose | 0.13 |</text:p>
      <text:p text:style-name="P85">+------+--------+----------+------+</text:p>
      <text:p text:style-name="P85">95.Evaluate the following query :</text:p>
      <text:p text:style-name="P85">SELECT * FROM orders</text:p>
      <text:p text:style-name="P85">WHERE NOT ((odate = 10/03/96 AND snum &gt; 1002) OR amt &gt; 2000.00);</text:p>
      <text:p text:style-name="P85"/>
      <text:p text:style-name="P86">select * from orders where onum not in(select o.onum from orders o join customer c on c.cnum=o.cnum where o.odate="1996-03-10" and c.snum&gt;1002 or o.amt&gt;2000);</text:p>
      <text:p text:style-name="P86">+------+---------+------------+------+</text:p>
      <text:p text:style-name="P86">| onum | amt <text:s text:c="4"/>| odate <text:s text:c="5"/>| cnum |</text:p>
      <text:p text:style-name="P86">+------+---------+------------+------+</text:p>
      <text:p text:style-name="P86">| 3003 | <text:s/>767.19 | 1996-03-10 | 2001 |</text:p>
      <text:p text:style-name="P86">| 3007 | <text:s text:c="2"/>75.75 | 1996-04-10 | 2002 |</text:p>
      <text:p text:style-name="P86">| 3009 | 1713.23 | 1996-04-10 | 2002 |</text:p>
      <text:p text:style-name="P86">| 3010 | 1309.95 | 1996-06-10 | 2004 |</text:p>
      <text:p text:style-name="P86">+------+---------+------------+------+</text:p>
      <text:p text:style-name="P86"/>
      <text:p text:style-name="P86">96.Which salespersons attend to customers not in the city they have been assigned to?</text:p>
      <text:p text:style-name="P86"><text:soft-page-break/></text:p>
      <text:p text:style-name="P87"><text:s/>select s.sname,s.city,c.city,c.cname from salespeople s join customer c on s.snum=c.snum and not c.city=s.city;</text:p>
      <text:p text:style-name="P87">+---------+-----------+----------+----------+</text:p>
      <text:p text:style-name="P87">| sname <text:s text:c="2"/>| city <text:s text:c="5"/>| city <text:s text:c="4"/>| cname <text:s text:c="3"/>|</text:p>
      <text:p text:style-name="P87">+---------+-----------+----------+----------+</text:p>
      <text:p text:style-name="P87">| Axelrod | Newyork <text:s text:c="2"/>| Rome <text:s text:c="4"/>| Giovanni |</text:p>
      <text:p text:style-name="P87">| Serres <text:s/>| San jose <text:s/>| Berlin <text:s text:c="2"/>| Grass <text:s text:c="3"/>|</text:p>
      <text:p text:style-name="P87">| Motika <text:s/>| London <text:s text:c="3"/>| Rome <text:s text:c="4"/>| Pereira <text:s/>|</text:p>
      <text:p text:style-name="P87">| Rifkin <text:s/>| Barcelona | San Jose | Cisneros |</text:p>
      <text:p text:style-name="P87">+---------+-----------+----------+----------+</text:p>
      <text:p text:style-name="P87"/>
      <text:p text:style-name="P87"/>
      <text:p text:style-name="P87">97.Which salespeople get commission greater than 0.11 are serving customers rated less than</text:p>
      <text:p text:style-name="P87">250?</text:p>
      <text:p text:style-name="P86"/>
      <text:p text:style-name="P88">select distinct(s.sname) from salespeople s join customer c on c.snum=s.snum where s.comm&gt;0.11 and c.rating&lt;250;</text:p>
      <text:p text:style-name="P88">+--------+</text:p>
      <text:p text:style-name="P88">| sname <text:s/>|</text:p>
      <text:p text:style-name="P88">+--------+</text:p>
      <text:p text:style-name="P88">| Peel <text:s text:c="2"/>|</text:p>
      <text:p text:style-name="P88">| Serres |</text:p>
      <text:p text:style-name="P88">+--------+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8">98.Which salespeople have been assigned to the same city but get different commission</text:p>
      <text:p text:style-name="P88">percentages?</text:p>
      <text:p text:style-name="P86"/>
      <text:p text:style-name="P89">select sname from salespeople where city=any(select city from salespeople group by city having count(city)&gt;1) and not comm=any(select comm from salespeople group by comm having count(comm)&gt;1);</text:p>
      <text:p text:style-name="P89">+--------+</text:p>
      <text:p text:style-name="P89">| sname <text:s/>|</text:p>
      <text:p text:style-name="P89">+--------+</text:p>
      <text:p text:style-name="P89">| Peel <text:s text:c="2"/>|</text:p>
      <text:p text:style-name="P89">| Motika |</text:p>
      <text:p text:style-name="P89">| Fran <text:s text:c="2"/>|</text:p>
      <text:p text:style-name="P89">+--------+</text:p>
      <text:p text:style-name="P89"/>
      <text:p text:style-name="P89">99.Which salesperson has earned the most by way of commission?</text:p>
      <text:p text:style-name="P89"/>
      <text:p text:style-name="P90"><text:soft-page-break/><text:s/>select s.sname,max(s.comm*o.amt) from salespeople s join customer c on c.snum=s.snum join orders o on c.cnum=o.cnum group by s.sname order by max(comm*o.amt) desc limit 1;</text:p>
      <text:p text:style-name="P90">+-------+-------------------+</text:p>
      <text:p text:style-name="P90">| sname | max(s.comm*o.amt) |</text:p>
      <text:p text:style-name="P90">+-------+-------------------+</text:p>
      <text:p text:style-name="P90">| Peel <text:s/>| <text:s text:c="8"/>1187.0256 |</text:p>
      <text:p text:style-name="P90">+-------+-------------------+</text:p>
      <text:p text:style-name="P86"/>
      <text:p text:style-name="P86"/>
      <text:p text:style-name="P90">100.Does the customer who has placed the maximum number of orders have the maximum rating?</text:p>
      <text:p text:style-name="P86"/>
      <text:p text:style-name="P92">YES</text:p>
      <text:p text:style-name="P92"/>
      <text:p text:style-name="P92"><text:s/>select c.cname,count(o.cnum),c.rating from customer c join orders o on c.cnum=o.cnum group by c.cname,c.rating having count(o.cnum)&gt;=all(select count(o.cnum) from customer c join orders o on c.cnum=o.cnum group by c.cname) and c.rating=(select max(rating) from customer);</text:p>
      <text:p text:style-name="P92">+----------+---------------+--------+</text:p>
      <text:p text:style-name="P92">| cname <text:s text:c="3"/>| count(o.cnum) | rating |</text:p>
      <text:p text:style-name="P92">+----------+---------------+--------+</text:p>
      <text:p text:style-name="P92">| Cisneros | <text:s text:c="12"/>2 | <text:s text:c="3"/>300 |</text:p>
      <text:p text:style-name="P92">+----------+---------------+--------+</text:p>
      <text:p text:style-name="P86"/>
      <text:p text:style-name="P86"/>
      <text:p text:style-name="P92">101.Has the customer who has spent the largest amount of money been given the highest rating?</text:p>
      <text:p text:style-name="P86"/>
      <text:p text:style-name="P93">NO</text:p>
      <text:p text:style-name="P86"/>
      <text:p text:style-name="P93">select cname from customer where cname=(select c.cname from orders o join customer c on o.cnum=c.cnum group by c.cname order by sum(o.amt) desc limit 1) and rating=(select max(rating) from customer);</text:p>
      <text:p text:style-name="P93">Empty set (0.00 sec)</text:p>
      <text:p text:style-name="P86"/>
      <text:p text:style-name="P86"/>
      <text:p text:style-name="P93">102.List all customers in descending order of customer rating.</text:p>
      <text:p text:style-name="P86"/>
      <text:p text:style-name="P93">select cname,rating from customer order by rating desc;</text:p>
      <text:p text:style-name="P93">+----------+--------+</text:p>
      <text:p text:style-name="P93">| cname <text:s text:c="3"/>| rating |</text:p>
      <text:p text:style-name="P93">+----------+--------+</text:p>
      <text:p text:style-name="P93">| Grass <text:s text:c="3"/>| <text:s text:c="3"/>300 |</text:p>
      <text:p text:style-name="P93">| Cisneros | <text:s text:c="3"/>300 |</text:p>
      <text:p text:style-name="P93">| Giovanni | <text:s text:c="3"/>200 |</text:p>
      <text:p text:style-name="P93">| Liu <text:s text:c="5"/>| <text:s text:c="3"/>200 |</text:p>
      <text:p text:style-name="P93">| Hoffman <text:s/>| <text:s text:c="3"/>100 |</text:p>
      <text:p text:style-name="P93">| Clemens <text:s/>| <text:s text:c="3"/>100 |</text:p>
      <text:p text:style-name="P93">| Pereira <text:s/>| <text:s text:c="3"/>100 |</text:p>
      <text:p text:style-name="P93">+----------+--------+</text:p>
      <text:p text:style-name="P93">7 rows in set (0.00 sec)</text:p>
      <text:p text:style-name="P93"/>
      <text:p text:style-name="P93"><text:soft-page-break/></text:p>
      <text:p text:style-name="P93">103..On which days has Hoffman placed orders?</text:p>
      <text:p text:style-name="P93"/>
      <text:p text:style-name="P94">select o.odate,c.cname from orders o join customer c on c.cnum=o.cnum where c.cname="hoffman";</text:p>
      <text:p text:style-name="P94">+------------+---------+</text:p>
      <text:p text:style-name="P94">| odate <text:s text:c="5"/>| cname <text:s text:c="2"/>|</text:p>
      <text:p text:style-name="P94">+------------+---------+</text:p>
      <text:p text:style-name="P94">| 1996-03-10 | Hoffman |</text:p>
      <text:p text:style-name="P94">+------------+---------+</text:p>
      <text:p text:style-name="P94"/>
      <text:p text:style-name="P94">104.Do all salespeople have different commissions?</text:p>
      <text:p text:style-name="P94"/>
      <text:p text:style-name="P94">YES;</text:p>
      <text:p text:style-name="P94"/>
      <text:p text:style-name="P94">select comm from salespeople s where comm=any(select comm from salespeople group by comm having count(city)&gt;1);</text:p>
      <text:p text:style-name="P94">Empty set (0.00 sec)</text:p>
      <text:p text:style-name="P94"/>
      <text:p text:style-name="P94"/>
      <text:p text:style-name="P94">105.Which salespeople have no orders between 10/03/1996 and 10/05/1996?</text:p>
      <text:p text:style-name="P94"/>
      <text:p text:style-name="P94"/>
      <text:p text:style-name="P95">select sname from salespeople where not sname=any(select s.sname from orders o join customer c on o.cnum=c.cnum join salespeople s on s.snum=c.snum where o.odate="1996-03-10" or o.odate="1996-04-10" or o.odate="1996-05-10");</text:p>
      <text:p text:style-name="P95">+-------+</text:p>
      <text:p text:style-name="P95">| sname |</text:p>
      <text:p text:style-name="P95">+-------+</text:p>
      <text:p text:style-name="P95">| Fran <text:s/>|</text:p>
      <text:p text:style-name="P95">+-------+</text:p>
      <text:p text:style-name="P94"/>
      <text:p text:style-name="P94"/>
      <text:p text:style-name="P94"/>
      <text:p text:style-name="P96">106.<text:span text:style-name="T19">.How many salespersons have succeeded in getting orders?</text:span></text:p>
      <text:p text:style-name="P94"/>
      <text:p text:style-name="P97">select distinct(s.sname) from salespeople s join customer c on s.snum=c.snum join orders o on c.cnum=o.cnum;</text:p>
      <text:p text:style-name="P97">+---------+</text:p>
      <text:p text:style-name="P97">| sname <text:s text:c="2"/>|</text:p>
      <text:p text:style-name="P97">+---------+</text:p>
      <text:p text:style-name="P97">| Peel <text:s text:c="3"/>|</text:p>
      <text:p text:style-name="P97">| Serres <text:s/>|</text:p>
      <text:p text:style-name="P97">| Axelrod |</text:p>
      <text:p text:style-name="P97">| Motika <text:s/>|</text:p>
      <text:p text:style-name="P97">| Rifkin <text:s/>|</text:p>
      <text:p text:style-name="P97">+---------+</text:p>
      <text:p text:style-name="P94"/>
      <text:p text:style-name="P94"/>
      <text:p text:style-name="P98">107.How many customers have placed orders?</text:p>
      <text:p text:style-name="P94"><text:soft-page-break/></text:p>
      <text:p text:style-name="P98">select distinct(c.cname) from customer c join orders o on c.cnum=o.cnum;</text:p>
      <text:p text:style-name="P98">+----------+</text:p>
      <text:p text:style-name="P98">| cname <text:s text:c="3"/>|</text:p>
      <text:p text:style-name="P98">+----------+</text:p>
      <text:p text:style-name="P98">| Hoffman <text:s/>|</text:p>
      <text:p text:style-name="P98">| Giovanni |</text:p>
      <text:p text:style-name="P98">| Liu <text:s text:c="5"/>|</text:p>
      <text:p text:style-name="P98">| Grass <text:s text:c="3"/>|</text:p>
      <text:p text:style-name="P98">| Clemens <text:s/>|</text:p>
      <text:p text:style-name="P98">| Pereira <text:s/>|</text:p>
      <text:p text:style-name="P98">| Cisneros |</text:p>
      <text:p text:style-name="P98">+----------+</text:p>
      <text:p text:style-name="P94"/>
      <text:p text:style-name="P98"/>
      <text:p text:style-name="P99">109.Who is the most successful salesperson?</text:p>
      <text:p text:style-name="P94"/>
      <text:p text:style-name="P91">select s.sname,max(s.comm*o.amt) from salespeople s join customer c on c.snum=s.snum join orders o on c.cnum=o.cnum group by s.sname order by max(comm*o.amt) desc limit 1;</text:p>
      <text:p text:style-name="P91">+-------+-------------------+</text:p>
      <text:p text:style-name="P91">| sname | max(s.comm*o.amt) |</text:p>
      <text:p text:style-name="P91">+-------+-------------------+</text:p>
      <text:p text:style-name="P91">| Peel <text:s/>| <text:s text:c="8"/>1187.0256 |</text:p>
      <text:p text:style-name="P91">+-------+-------------------+</text:p>
      <text:p text:style-name="P99"/>
      <text:p text:style-name="P99">110.Who is the worst customer with respect to the company?</text:p>
      <text:p text:style-name="P99"/>
      <text:p text:style-name="P100">select c.cname,sum(o.amt) from customer c join orders o on c.cnum=o.cnum group by c.cname order by sum(o.amt) limit 1;</text:p>
      <text:p text:style-name="P100">+---------+------------+</text:p>
      <text:p text:style-name="P100">| cname <text:s text:c="2"/>| sum(o.amt) |</text:p>
      <text:p text:style-name="P100">+---------+------------+</text:p>
      <text:p text:style-name="P100">| Hoffman | <text:s text:c="4"/>767.19 |</text:p>
      <text:p text:style-name="P100">+---------+------------+</text:p>
      <text:p text:style-name="P99"/>
      <text:p text:style-name="P99"/>
      <text:p text:style-name="P101">111.Are all customers not having placed orders greater than 200 totally been serviced by</text:p>
      <text:p text:style-name="P101">salespersons Peel or Serres?</text:p>
      <text:p text:style-name="P99"/>
      <text:p text:style-name="P102">select o.amt,s.sname,o.onum from salespeople s join customer c on s.snum=c.snum join orders o on o.cnum=c.cnum where o.amt&lt;200;</text:p>
      <text:p text:style-name="P102">+-------+---------+------+</text:p>
      <text:p text:style-name="P102">| amt <text:s text:c="2"/>| sname <text:s text:c="2"/>| onum |</text:p>
      <text:p text:style-name="P102">+-------+---------+------+</text:p>
      <text:p text:style-name="P102">| 18.69 | Rifkin <text:s/>| 3001 |</text:p>
      <text:p text:style-name="P102">| 75.75 | Axelrod | 3007 |</text:p>
      <text:p text:style-name="P102">+-------+---------+------+</text:p>
      <text:p text:style-name="P99"/>
      <text:p text:style-name="P102">112.Which customers have the same rating?</text:p>
      <text:p text:style-name="P99"><text:soft-page-break/></text:p>
      <text:p text:style-name="P103"><text:s/>select cname,rating from customer where rating=any(select rating from customer group by rating having count(rating)&gt;1) order by rating;</text:p>
      <text:p text:style-name="P103">+----------+--------+</text:p>
      <text:p text:style-name="P103">| cname <text:s text:c="3"/>| rating |</text:p>
      <text:p text:style-name="P103">+----------+--------+</text:p>
      <text:p text:style-name="P103">| Hoffman <text:s/>| <text:s text:c="3"/>100 |</text:p>
      <text:p text:style-name="P103">| Clemens <text:s/>| <text:s text:c="3"/>100 |</text:p>
      <text:p text:style-name="P103">| Pereira <text:s/>| <text:s text:c="3"/>100 |</text:p>
      <text:p text:style-name="P103">| Giovanni | <text:s text:c="3"/>200 |</text:p>
      <text:p text:style-name="P103">| Liu <text:s text:c="5"/>| <text:s text:c="3"/>200 |</text:p>
      <text:p text:style-name="P103">| Grass <text:s text:c="3"/>| <text:s text:c="3"/>300 |</text:p>
      <text:p text:style-name="P103">| Cisneros | <text:s text:c="3"/>300 |</text:p>
      <text:p text:style-name="P103">+----------+--------+</text:p>
      <text:p text:style-name="P99"/>
      <text:p text:style-name="P103">113.Find all orders greater than the average for October 4th</text:p>
      <text:p text:style-name="P99"/>
      <text:p text:style-name="P99"/>
      <text:p text:style-name="P104">select * from orders where amt&gt;(select avg(amt) from orders where odate="1996-04-10");</text:p>
      <text:p text:style-name="P104">+------+---------+------------+------+</text:p>
      <text:p text:style-name="P104">| onum | amt <text:s text:c="4"/>| odate <text:s text:c="5"/>| cnum |</text:p>
      <text:p text:style-name="P104">+------+---------+------------+------+</text:p>
      <text:p text:style-name="P104">| 3002 | 1900.10 | 1996-03-10 | 2007 |</text:p>
      <text:p text:style-name="P104">| 3005 | 5160.45 | 1996-03-10 | 2003 |</text:p>
      <text:p text:style-name="P104">| 3006 | 1098.16 | 1996-03-10 | 2008 |</text:p>
      <text:p text:style-name="P104">| 3008 | 4723.00 | 1996-05-10 | 2006 |</text:p>
      <text:p text:style-name="P104">| 3009 | 1713.23 | 1996-04-10 | 2002 |</text:p>
      <text:p text:style-name="P104">| 3010 | 1309.95 | 1996-06-10 | 2004 |</text:p>
      <text:p text:style-name="P104">| 3011 | 9891.88 | 1996-06-10 | 2006 |</text:p>
      <text:p text:style-name="P104">+------+---------+------------+------+</text:p>
      <text:p text:style-name="P104">7 rows in set (0.00 sec)</text:p>
      <text:p text:style-name="P99"/>
      <text:p text:style-name="P104">114..Which customers have above average orders?</text:p>
      <text:p text:style-name="P99"/>
      <text:p text:style-name="P104"><text:s/>select distinct(c.cname) from customer c join orders o on o.cnum=c.cnum where o.amt&gt;(select avg(amt) from orders);</text:p>
      <text:p text:style-name="P104">+---------+</text:p>
      <text:p text:style-name="P104">| cname <text:s text:c="2"/>|</text:p>
      <text:p text:style-name="P104">+---------+</text:p>
      <text:p text:style-name="P104">| Liu <text:s text:c="4"/>|</text:p>
      <text:p text:style-name="P104">| Clemens |</text:p>
      <text:p text:style-name="P104">+---------+</text:p>
      <text:p text:style-name="P99"/>
      <text:p text:style-name="P104">115.List all customers with ratings above San Jose’s average.</text:p>
      <text:p text:style-name="P99"/>
      <text:p text:style-name="P104">select cname,rating from customer where rating&gt;(select avg(rating) from customer where city="San jose");</text:p>
      <text:p text:style-name="P104">+----------+--------+</text:p>
      <text:p text:style-name="P104">| cname <text:s text:c="3"/>| rating |</text:p>
      <text:p text:style-name="P104"><text:soft-page-break/>+----------+--------+</text:p>
      <text:p text:style-name="P104">| Grass <text:s text:c="3"/>| <text:s text:c="3"/>300 |</text:p>
      <text:p text:style-name="P104">| Cisneros | <text:s text:c="3"/>300 |</text:p>
      <text:p text:style-name="P104">+----------+--------+</text:p>
      <text:p text:style-name="P99"/>
      <text:p text:style-name="P11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3:22:50.126328261</meta:creation-date>
    <dc:date>2018-10-23T08:03:04.914445107</dc:date>
    <meta:editing-duration>PT5H30M37S</meta:editing-duration>
    <meta:editing-cycles>10</meta:editing-cycles>
    <meta:generator>LibreOffice/5.1.6.2$Linux_X86_64 LibreOffice_project/10m0$Build-2</meta:generator>
    <meta:document-statistic meta:table-count="3" meta:image-count="0" meta:object-count="0" meta:page-count="29" meta:paragraph-count="973" meta:word-count="6449" meta:character-count="37303" meta:non-whitespace-character-count="30947"/>
  </office:meta>
</office:document-meta>
</file>